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Wingdings" svg:font-family="Wingdings"/>
    <style:font-face style:name="sans-serif" svg:font-family="sans-serif"/>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paragraph-properties fo:line-height="115%"/>
      <style:text-properties style:use-window-font-color="true" style:font-name="Calibri" fo:language="en" fo:country="US" fo:font-style="normal" style:text-underline-style="none" fo:font-weight="normal" officeooo:rsid="000bcfdc" officeooo:paragraph-rsid="000bcfdc" fo:background-color="transparent"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style:use-window-font-color="true" style:font-name="Calibri" fo:language="fr" fo:country="FR" fo:font-style="normal" style:text-underline-style="none" fo:font-weight="normal" officeooo:rsid="000bdc3d" officeooo:paragraph-rsid="0021a0af" fo:background-color="transparent"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style:use-window-font-color="true" style:font-name="Calibri" fo:language="fr" fo:country="FR" officeooo:rsid="000bcfdc" officeooo:paragraph-rsid="0021a0af"/>
    </style:style>
    <style:style style:name="P4" style:family="paragraph" style:parent-style-name="Standard">
      <style:paragraph-properties fo:line-height="115%"/>
      <style:text-properties style:use-window-font-color="true" style:font-name="Calibri" officeooo:paragraph-rsid="000bcfdc"/>
    </style:style>
    <style:style style:name="P5" style:family="paragraph" style:parent-style-name="Standard">
      <style:paragraph-properties fo:line-height="115%"/>
      <style:text-properties style:use-window-font-color="true" style:font-name="Calibri" officeooo:rsid="0023b9a8" officeooo:paragraph-rsid="0023b9a8"/>
    </style:style>
    <style:style style:name="P6" style:family="paragraph" style:parent-style-name="Standard">
      <style:paragraph-properties fo:text-align="justify" style:justify-single-word="false"/>
      <style:text-properties style:use-window-font-color="true" style:font-name="Times New Roman" fo:language="en" fo:country="US" officeooo:paragraph-rsid="00239150" fo:background-color="transparent"/>
    </style:style>
    <style:style style:name="P7" style:family="paragraph" style:parent-style-name="Standard">
      <style:paragraph-properties fo:text-align="justify" style:justify-single-word="false"/>
      <style:text-properties style:use-window-font-color="true" style:font-name="Times New Roman" fo:font-weight="bold" officeooo:paragraph-rsid="001acb96" fo:background-color="transparent" style:font-weight-asian="bold" style:font-weight-complex="bold"/>
    </style:style>
    <style:style style:name="P8" style:family="paragraph" style:parent-style-name="Standard">
      <style:paragraph-properties fo:text-align="justify" style:justify-single-word="false"/>
      <style:text-properties style:use-window-font-color="true" style:font-name="Times New Roman" officeooo:paragraph-rsid="001acb96" fo:background-color="transparent"/>
    </style:style>
    <style:style style:name="P9" style:family="paragraph" style:parent-style-name="Standard">
      <style:text-properties style:use-window-font-color="true" fo:font-weight="normal" officeooo:rsid="0023b9a8" officeooo:paragraph-rsid="0023b9a8" style:font-weight-asian="normal" style:font-weight-complex="normal"/>
    </style:style>
    <style:style style:name="P10" style:family="paragraph" style:parent-style-name="Standard">
      <style:paragraph-properties fo:text-align="justify" style:justify-single-word="false"/>
      <style:text-properties style:use-window-font-color="true" fo:font-weight="normal" officeooo:paragraph-rsid="0023b9a8" fo:background-color="transparent" style:font-weight-asian="normal" style:font-weight-complex="normal"/>
    </style:style>
    <style:style style:name="P11" style:family="paragraph" style:parent-style-name="Standard">
      <style:paragraph-properties fo:text-align="justify" style:justify-single-word="false"/>
      <style:text-properties style:use-window-font-color="true" officeooo:paragraph-rsid="001acb96" fo:background-color="transparent"/>
    </style:style>
    <style:style style:name="P12" style:family="paragraph" style:parent-style-name="Standard">
      <style:paragraph-properties fo:line-height="115%" fo:text-align="center" style:justify-single-word="false"/>
      <style:text-properties fo:text-transform="uppercase" style:use-window-font-color="true" style:font-name="Calibri" fo:font-size="16pt" fo:font-weight="bold" officeooo:rsid="000886e7" officeooo:paragraph-rsid="000bdc3d" style:font-size-asian="16pt" style:font-weight-asian="bold" style:font-size-complex="16pt" style:font-weight-complex="bold"/>
    </style:style>
    <style:style style:name="P13" style:family="paragraph" style:parent-style-name="Standard">
      <style:paragraph-properties fo:line-height="115%" fo:text-align="center" style:justify-single-word="false"/>
      <style:text-properties fo:text-transform="uppercase" style:use-window-font-color="true" style:font-name="Calibri" fo:font-size="16pt" fo:font-style="normal" fo:font-weight="bold" officeooo:rsid="000bdc3d" officeooo:paragraph-rsid="000bdc3d" fo:background-color="transparent" style:font-name-asian="SimSun" style:font-size-asian="16pt" style:font-style-asian="normal" style:font-weight-asian="bold" style:font-name-complex="Lucida Sans" style:font-size-complex="16pt" style:font-style-complex="normal" style:font-weight-complex="bold"/>
    </style:style>
    <style:style style:name="P1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bold" officeooo:paragraph-rsid="000cc874" style:font-weight-asian="bold" style:font-weight-complex="bold"/>
    </style:style>
    <style:style style:name="P1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CartaNovaTexte" fo:font-size="12pt" fo:letter-spacing="normal" fo:font-style="normal" fo:font-weight="normal" officeooo:rsid="0013eccf" officeooo:paragraph-rsid="0013eccf"/>
    </style:style>
    <style:style style:name="P1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a2e3d"/>
    </style:style>
    <style:style style:name="P1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cc3ad"/>
    </style:style>
    <style:style style:name="P1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13eccf"/>
    </style:style>
    <style:style style:name="P1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style-asian="normal" style:font-style-complex="normal"/>
    </style:style>
    <style:style style:name="P2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13eccf" officeooo:paragraph-rsid="0013eccf" style:font-style-asian="normal" style:font-weight-asian="normal" style:font-style-complex="normal" style:font-weight-complex="normal"/>
    </style:style>
    <style:style style:name="P2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weight-asian="normal" style:font-weight-complex="normal"/>
    </style:style>
    <style:style style:name="P22"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0a2e3d" officeooo:paragraph-rsid="000f5738"/>
    </style:style>
    <style:style style:name="P23"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13eccf" officeooo:paragraph-rsid="0013eccf"/>
    </style:style>
    <style:style style:name="P24"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rsid="0013eccf" officeooo:paragraph-rsid="000a2e3d" style:font-weight-asian="bold" style:font-weight-complex="bold"/>
    </style:style>
    <style:style style:name="P2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paragraph-rsid="000cc874" style:font-weight-asian="bold" style:font-weight-complex="bold"/>
    </style:style>
    <style:style style:name="P26"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rsid="000ec060" officeooo:paragraph-rsid="000ec060" style:font-weight-asian="bold" style:font-weight-complex="bold"/>
    </style:style>
    <style:style style:name="P27"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paragraph-rsid="000cc3ad"/>
    </style:style>
    <style:style style:name="P28"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paragraph-rsid="000837f8" style:font-weight-asian="normal" style:font-weight-complex="normal"/>
    </style:style>
    <style:style style:name="P29"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bold" officeooo:rsid="0013eccf" officeooo:paragraph-rsid="0013eccf" style:font-style-asian="normal" style:font-weight-asian="bold" style:font-style-complex="normal" style:font-weight-complex="bold"/>
    </style:style>
    <style:style style:name="P30"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style:text-underline-style="solid" style:text-underline-width="auto" style:text-underline-color="font-color" fo:font-weight="normal" officeooo:rsid="0003ac5e" officeooo:paragraph-rsid="000af3ec" fo:background-color="transparent" style:font-style-asian="normal" style:font-weight-asian="bold" style:font-style-complex="normal" style:font-weight-complex="bold"/>
    </style:style>
    <style:style style:name="P31"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Calibri" officeooo:paragraph-rsid="000837f8"/>
    </style:style>
    <style:style style:name="P32"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Calibri" officeooo:paragraph-rsid="0013eccf"/>
    </style:style>
    <style:style style:name="P33" style:family="paragraph" style:parent-style-name="Text_20_body">
      <style:paragraph-properties fo:margin-left="0cm" fo:margin-right="0cm" fo:line-height="115%" fo:text-align="justify" style:justify-single-word="false" fo:orphans="2" fo:widows="2" fo:text-indent="0cm" style:auto-text-indent="false"/>
      <style:text-properties style:use-window-font-color="true" style:font-name="Calibri" fo:font-style="normal" fo:font-weight="normal" officeooo:paragraph-rsid="0013eccf"/>
    </style:style>
    <style:style style:name="P34" style:family="paragraph" style:parent-style-name="Text_20_body">
      <style:paragraph-properties fo:line-height="115%" fo:text-align="justify" style:justify-single-word="false"/>
      <style:text-properties fo:font-variant="normal" fo:text-transform="none" fo:color="#000000" style:font-name="Calibri" fo:font-size="12pt" fo:letter-spacing="normal" fo:font-style="normal" fo:font-weight="normal" officeooo:rsid="001d6802" officeooo:paragraph-rsid="001d6802" fo:background-color="transparent" style:font-weight-asian="bold" style:font-weight-complex="bold"/>
    </style:style>
    <style:style style:name="P35" style:family="paragraph" style:parent-style-name="Text_20_body">
      <style:paragraph-properties fo:line-height="115%" fo:text-align="justify" style:justify-single-word="false"/>
      <style:text-properties fo:font-variant="normal" fo:text-transform="none" style:use-window-font-color="true" style:font-name="Calibri" fo:font-size="12pt" fo:letter-spacing="normal" fo:font-style="normal" fo:font-weight="normal" officeooo:paragraph-rsid="001d6802" style:font-weight-asian="bold" style:font-weight-complex="bold"/>
    </style:style>
    <style:style style:name="P36" style:family="paragraph" style:parent-style-name="Text_20_body">
      <style:paragraph-properties fo:line-height="115%"/>
      <style:text-properties fo:font-variant="normal" fo:text-transform="none" style:use-window-font-color="true" style:font-name="Calibri" fo:font-size="12pt" fo:letter-spacing="normal" fo:font-style="normal" fo:font-weight="normal" officeooo:paragraph-rsid="000cc3ad" style:font-weight-asian="bold" style:font-weight-complex="bold"/>
    </style:style>
    <style:style style:name="P37" style:family="paragraph" style:parent-style-name="Text_20_body">
      <style:paragraph-properties fo:line-height="115%" fo:text-align="justify" style:justify-single-word="false"/>
      <style:text-properties fo:font-variant="normal" fo:text-transform="none" style:use-window-font-color="true" style:font-name="Calibri" fo:font-size="12pt" fo:letter-spacing="normal" fo:font-style="normal" fo:font-weight="normal" officeooo:rsid="001d6802" officeooo:paragraph-rsid="001d6802" style:font-weight-asian="bold" style:font-weight-complex="bold"/>
    </style:style>
    <style:style style:name="P38" style:family="paragraph" style:parent-style-name="Text_20_body">
      <style:paragraph-properties fo:line-height="115%"/>
      <style:text-properties fo:font-variant="normal" fo:text-transform="none" style:use-window-font-color="true" style:font-name="Calibri" fo:font-size="12pt" fo:letter-spacing="normal" fo:font-style="normal" fo:font-weight="bold" officeooo:paragraph-rsid="000cc3ad" style:font-weight-asian="bold" style:font-weight-complex="bold"/>
    </style:style>
    <style:style style:name="P39" style:family="paragraph" style:parent-style-name="Text_20_body">
      <style:paragraph-properties fo:line-height="115%" fo:text-align="justify" style:justify-single-word="false"/>
      <style:text-properties fo:font-variant="normal" fo:text-transform="none" style:use-window-font-color="true" style:font-name="Calibri" fo:font-size="12pt" fo:letter-spacing="normal" fo:font-style="normal" fo:font-weight="bold" officeooo:paragraph-rsid="000cc3ad" style:font-weight-asian="bold" style:font-weight-complex="bold"/>
    </style:style>
    <style:style style:name="P40" style:family="paragraph" style:parent-style-name="Text_20_body">
      <style:paragraph-properties fo:line-height="115%" fo:text-align="start" style:justify-single-word="false"/>
      <style:text-properties fo:font-variant="normal" fo:text-transform="none" style:use-window-font-color="true"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41" style:family="paragraph" style:parent-style-name="Text_20_body">
      <style:paragraph-properties fo:line-height="115%" fo:text-align="justify" style:justify-single-word="false"/>
      <style:text-properties fo:font-variant="normal" fo:text-transform="none" style:use-window-font-color="true" style:font-name="CartaNovaTexte" fo:font-size="12pt" fo:letter-spacing="normal" fo:language="en" fo:country="US" fo:font-style="normal" style:text-underline-style="solid" style:text-underline-width="auto" style:text-underline-color="font-color" fo:font-weight="normal" officeooo:rsid="0003ac5e" officeooo:paragraph-rsid="001a1ab0"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15%" fo:text-align="justify" style:justify-single-word="false"/>
      <style:text-properties style:use-window-font-color="true" style:font-name="Calibri" fo:font-style="normal" style:text-underline-style="none" fo:font-weight="normal" officeooo:rsid="00206f81" officeooo:paragraph-rsid="00206f81" fo:background-color="transparent" style:font-style-asian="normal" style:font-weight-asian="normal" style:font-style-complex="normal" style:font-weight-complex="normal"/>
    </style:style>
    <style:style style:name="P43" style:family="paragraph" style:parent-style-name="Text_20_body">
      <style:paragraph-properties fo:line-height="115%" fo:text-align="justify" style:justify-single-word="false"/>
      <style:text-properties style:use-window-font-color="true" style:font-name="Calibri" fo:font-style="normal" style:text-underline-style="none" fo:font-weight="normal" officeooo:rsid="000837f8" officeooo:paragraph-rsid="000837f8" fo:background-color="transparent" style:font-style-asian="normal" style:font-weight-asian="normal" style:font-style-complex="normal" style:font-weight-complex="normal"/>
    </style:style>
    <style:style style:name="P44" style:family="paragraph" style:parent-style-name="Text_20_body">
      <style:paragraph-properties fo:line-height="115%" fo:text-align="justify" style:justify-single-word="false"/>
      <style:text-properties style:use-window-font-color="true" style:font-name="Calibri" fo:font-style="normal" style:text-underline-style="none" fo:font-weight="bold" officeooo:rsid="0014ede7" officeooo:paragraph-rsid="0014ede7" fo:background-color="transparent" style:font-style-asian="normal" style:font-weight-asian="bold" style:font-style-complex="normal" style:font-weight-complex="bold"/>
    </style:style>
    <style:style style:name="P45" style:family="paragraph" style:parent-style-name="Text_20_body">
      <style:paragraph-properties fo:line-height="115%" fo:text-align="justify" style:justify-single-word="false"/>
      <style:text-properties style:use-window-font-color="true" style:font-name="Calibri" fo:font-style="normal" fo:font-weight="normal" officeooo:paragraph-rsid="000837f8" style:font-style-asian="normal" style:font-weight-asian="normal" style:font-style-complex="normal" style:font-weight-complex="normal"/>
    </style:style>
    <style:style style:name="P46" style:family="paragraph" style:parent-style-name="Text_20_body">
      <style:paragraph-properties fo:line-height="115%" fo:text-align="start" style:justify-single-word="false"/>
      <style:text-properties style:use-window-font-color="true" style:font-name="Calibri" officeooo:rsid="000837f8" officeooo:paragraph-rsid="000837f8"/>
    </style:style>
    <style:style style:name="P47" style:family="paragraph" style:parent-style-name="Text_20_body">
      <style:paragraph-properties fo:line-height="115%" fo:text-align="start" style:justify-single-word="false"/>
      <style:text-properties style:use-window-font-color="true" style:font-name="Calibri" officeooo:paragraph-rsid="000837f8"/>
    </style:style>
    <style:style style:name="P48" style:family="paragraph" style:parent-style-name="Text_20_body">
      <style:paragraph-properties fo:line-height="115%" fo:text-align="start" style:justify-single-word="false"/>
      <style:text-properties style:use-window-font-color="true" style:font-name="Calibri" officeooo:paragraph-rsid="0013eccf"/>
    </style:style>
    <style:style style:name="P49" style:family="paragraph" style:parent-style-name="Text_20_body">
      <style:paragraph-properties fo:line-height="115%"/>
      <style:text-properties style:use-window-font-color="true" style:font-name="Calibri" officeooo:paragraph-rsid="000837f8"/>
    </style:style>
    <style:style style:name="P50" style:family="paragraph" style:parent-style-name="Text_20_body">
      <style:paragraph-properties fo:line-height="115%" fo:text-align="justify" style:justify-single-word="false"/>
      <style:text-properties style:use-window-font-color="true" style:font-name="Calibri" officeooo:paragraph-rsid="0023b9a8"/>
    </style:style>
    <style:style style:name="P51" style:family="paragraph" style:parent-style-name="Text_20_body">
      <style:paragraph-properties fo:line-height="115%"/>
      <style:text-properties style:use-window-font-color="true" style:font-name="Calibri" officeooo:paragraph-rsid="000bcfdc"/>
    </style:style>
    <style:style style:name="P52" style:family="paragraph" style:parent-style-name="Text_20_body">
      <style:paragraph-properties fo:line-height="115%" fo:text-align="start" style:justify-single-word="false"/>
      <style:text-properties style:use-window-font-color="true" style:font-name="Calibri" officeooo:rsid="001556fa" officeooo:paragraph-rsid="001556fa"/>
    </style:style>
    <style:style style:name="P53" style:family="paragraph" style:parent-style-name="Text_20_body">
      <style:paragraph-properties fo:line-height="115%"/>
      <style:text-properties style:use-window-font-color="true" style:font-name="Calibri" fo:font-weight="normal" officeooo:paragraph-rsid="000837f8" style:font-weight-asian="normal" style:font-weight-complex="normal"/>
    </style:style>
    <style:style style:name="P54" style:family="paragraph" style:parent-style-name="Text_20_body">
      <style:paragraph-properties fo:line-height="115%" fo:text-align="justify" style:justify-single-word="false"/>
      <style:text-properties style:use-window-font-color="true" style:font-name="Calibri" fo:font-weight="normal" officeooo:paragraph-rsid="000cc3ad" style:font-weight-asian="normal" style:font-weight-complex="normal"/>
    </style:style>
    <style:style style:name="P55" style:family="paragraph" style:parent-style-name="Text_20_body">
      <style:paragraph-properties fo:line-height="115%"/>
      <style:text-properties style:use-window-font-color="true" style:font-name="Calibri" fo:font-weight="normal" officeooo:rsid="001556fa" officeooo:paragraph-rsid="001556fa" style:font-weight-asian="normal" style:font-weight-complex="normal"/>
    </style:style>
    <style:style style:name="P56" style:family="paragraph" style:parent-style-name="Text_20_body">
      <style:paragraph-properties fo:line-height="115%"/>
      <style:text-properties style:use-window-font-color="true" style:font-name="Calibri" fo:font-weight="normal" officeooo:rsid="001731ef" officeooo:paragraph-rsid="001731ef" style:font-weight-asian="normal" style:font-weight-complex="normal"/>
    </style:style>
    <style:style style:name="P57" style:family="paragraph" style:parent-style-name="Text_20_body">
      <style:paragraph-properties fo:line-height="115%" fo:text-align="justify" style:justify-single-word="false"/>
      <style:text-properties style:use-window-font-color="true" style:font-name="Calibri" fo:font-weight="normal" officeooo:rsid="001731ef" officeooo:paragraph-rsid="001731ef" fo:background-color="transparent" style:font-weight-asian="normal" style:font-weight-complex="normal"/>
    </style:style>
    <style:style style:name="P58" style:family="paragraph" style:parent-style-name="Text_20_body">
      <style:paragraph-properties fo:line-height="115%"/>
      <style:text-properties style:use-window-font-color="true" style:font-name="Calibri" fo:font-weight="normal" officeooo:paragraph-rsid="00086401" fo:background-color="#ffff00" style:font-weight-asian="normal" style:font-weight-complex="normal"/>
    </style:style>
    <style:style style:name="P59" style:family="paragraph" style:parent-style-name="Text_20_body">
      <style:paragraph-properties fo:line-height="115%" fo:text-align="justify" style:justify-single-word="false"/>
      <style:text-properties style:use-window-font-color="true" style:font-name="Calibri" officeooo:paragraph-rsid="000837f8" fo:background-color="#ffff00"/>
    </style:style>
    <style:style style:name="P60" style:family="paragraph" style:parent-style-name="Text_20_body">
      <style:paragraph-properties fo:line-height="115%"/>
      <style:text-properties style:use-window-font-color="true" style:font-name="Calibri" officeooo:rsid="0014ede7" officeooo:paragraph-rsid="0014ede7" fo:background-color="#ffff00"/>
    </style:style>
    <style:style style:name="P61" style:family="paragraph" style:parent-style-name="Text_20_body">
      <style:paragraph-properties fo:line-height="115%"/>
      <style:text-properties style:use-window-font-color="true" style:font-name="Calibri" fo:font-weight="bold" officeooo:paragraph-rsid="000837f8" style:font-weight-asian="bold" style:font-weight-complex="bold"/>
    </style:style>
    <style:style style:name="P62" style:family="paragraph" style:parent-style-name="Text_20_body">
      <style:paragraph-properties fo:line-height="115%"/>
      <style:text-properties style:use-window-font-color="true" style:font-name="Calibri" fo:font-weight="bold" officeooo:rsid="0014ede7" officeooo:paragraph-rsid="0014ede7" style:font-weight-asian="bold" style:font-weight-complex="bold"/>
    </style:style>
    <style:style style:name="P63" style:family="paragraph" style:parent-style-name="Text_20_body">
      <style:paragraph-properties fo:line-height="115%" fo:text-align="justify" style:justify-single-word="false"/>
      <style:text-properties style:use-window-font-color="true" style:font-name="Calibri" officeooo:rsid="0011fbc4" officeooo:paragraph-rsid="0013eccf"/>
    </style:style>
    <style:style style:name="P64" style:family="paragraph" style:parent-style-name="Text_20_body">
      <style:paragraph-properties fo:line-height="115%"/>
      <style:text-properties style:use-window-font-color="true" style:font-name="Calibri" officeooo:rsid="0014ede7" officeooo:paragraph-rsid="0014ede7"/>
    </style:style>
    <style:style style:name="P65" style:family="paragraph" style:parent-style-name="Text_20_body">
      <style:paragraph-properties fo:line-height="115%" fo:text-align="justify" style:justify-single-word="false"/>
      <style:text-properties style:use-window-font-color="true" style:font-name="Calibri" officeooo:rsid="000bcfdc" officeooo:paragraph-rsid="000bcfdc"/>
    </style:style>
    <style:style style:name="P66" style:family="paragraph" style:parent-style-name="Text_20_body">
      <style:paragraph-properties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698e4" officeooo:paragraph-rsid="001acb96" fo:background-color="transparent" style:font-style-asian="normal" style:font-weight-asian="normal" style:font-style-complex="normal" style:font-weight-complex="normal"/>
    </style:style>
    <style:style style:name="P67" style:family="paragraph" style:parent-style-name="Text_20_body">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1c89d" officeooo:paragraph-rsid="001acb96" fo:background-color="transparent"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use-window-font-color="true" style:font-name="Times New Roman" fo:language="en" fo:country="US" fo:font-style="normal" style:text-underline-style="solid" style:text-underline-width="auto" style:text-underline-color="font-color" fo:font-weight="normal" officeooo:rsid="0023b9a8" officeooo:paragraph-rsid="0023b9a8" fo:background-color="transparent" style:font-style-asian="normal" style:font-weight-asian="normal" style:font-style-complex="normal" style:font-weight-complex="normal"/>
    </style:style>
    <style:style style:name="P69" style:family="paragraph" style:parent-style-name="Text_20_body">
      <style:paragraph-properties fo:line-height="115%" fo:text-align="justify" style:justify-single-word="false"/>
      <style:text-properties style:use-window-font-color="true" fo:font-weight="normal" officeooo:paragraph-rsid="000bcfdc" style:font-weight-asian="normal" style:font-weight-complex="normal"/>
    </style:style>
    <style:style style:name="P70" style:family="paragraph" style:parent-style-name="Text_20_body">
      <style:paragraph-properties fo:text-align="justify" style:justify-single-word="false"/>
      <style:text-properties style:use-window-font-color="true" fo:font-weight="normal" officeooo:paragraph-rsid="001acb96" fo:background-color="transparent" style:font-weight-asian="normal" style:font-weight-complex="normal"/>
    </style:style>
    <style:style style:name="P71" style:family="paragraph" style:parent-style-name="Text_20_body">
      <style:paragraph-properties fo:text-align="justify" style:justify-single-word="false"/>
      <style:text-properties style:use-window-font-color="true" fo:font-weight="normal" officeooo:rsid="001556fa" officeooo:paragraph-rsid="001acb96" fo:background-color="transparent" style:font-weight-asian="normal" style:font-weight-complex="normal"/>
    </style:style>
    <style:style style:name="P72" style:family="paragraph" style:parent-style-name="Text_20_body">
      <style:text-properties style:use-window-font-color="true" fo:font-style="normal" officeooo:paragraph-rsid="001a1ab0" style:font-style-asian="normal" style:font-style-complex="normal"/>
    </style:style>
    <style:style style:name="P73" style:family="paragraph" style:parent-style-name="Text_20_body">
      <style:paragraph-properties fo:text-align="justify" style:justify-single-word="false"/>
      <style:text-properties style:use-window-font-color="true" fo:font-size="12pt" fo:font-weight="normal" officeooo:paragraph-rsid="001a1ab0" style:font-weight-asian="normal" style:font-weight-complex="normal"/>
    </style:style>
    <style:style style:name="P74" style:family="paragraph" style:parent-style-name="Text_20_body">
      <style:paragraph-properties fo:text-align="justify" style:justify-single-word="false"/>
      <style:text-properties style:use-window-font-color="true" officeooo:paragraph-rsid="001acb96" fo:background-color="transparent"/>
    </style:style>
    <style:style style:name="P75" style:family="paragraph" style:parent-style-name="Text_20_body">
      <style:paragraph-properties fo:text-align="justify" style:justify-single-word="false"/>
      <style:text-properties style:use-window-font-color="true" fo:font-weight="bold" officeooo:paragraph-rsid="001acb96" fo:background-color="transparent" style:font-weight-asian="bold" style:font-weight-complex="bold"/>
    </style:style>
    <style:style style:name="P76" style:family="paragraph" style:parent-style-name="Text_20_body">
      <style:paragraph-properties fo:line-height="115%" fo:text-align="start" style:justify-single-word="false"/>
      <style:text-properties fo:font-variant="small-caps" style:use-window-font-color="true" style:font-name="Calibri" officeooo:paragraph-rsid="000837f8"/>
    </style:style>
    <style:style style:name="P77" style:family="paragraph" style:parent-style-name="Normal">
      <style:paragraph-properties fo:margin-top="0cm" fo:margin-bottom="0cm" loext:contextual-spacing="false" fo:line-height="115%" fo:text-align="center" style:justify-single-word="false"/>
      <style:text-properties officeooo:paragraph-rsid="000837f8"/>
    </style:style>
    <style:style style:name="P78"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837f8"/>
    </style:style>
    <style:style style:name="P79" style:family="paragraph" style:parent-style-name="Normal">
      <loext:graphic-properties draw:fill="solid" draw:fill-color="#ffffff" draw:opacity="100%"/>
      <style:paragraph-properties fo:margin-top="0cm" fo:margin-bottom="0cm" loext:contextual-spacing="false" fo:line-height="115%" fo:text-align="center" style:justify-single-word="false" fo:background-color="#ffffff" style:text-autospace="none"/>
      <style:text-properties officeooo:paragraph-rsid="000ec060"/>
    </style:style>
    <style:style style:name="P80" style:family="paragraph" style:parent-style-name="Normal">
      <style:paragraph-properties fo:margin-top="0cm" fo:margin-bottom="0cm" loext:contextual-spacing="false" fo:line-height="115%" fo:text-align="center" style:justify-single-word="false"/>
      <style:text-properties officeooo:paragraph-rsid="000ec060"/>
    </style:style>
    <style:style style:name="P81" style:family="paragraph" style:parent-style-name="Normal">
      <style:paragraph-properties fo:line-height="115%"/>
      <style:text-properties style:use-window-font-color="true" style:font-name="Calibri" fo:font-size="15pt" fo:font-weight="bold" officeooo:rsid="000ec060" officeooo:paragraph-rsid="000ec060" style:font-size-asian="15pt" style:font-weight-asian="bold" style:font-size-complex="15pt" style:font-weight-complex="bold"/>
    </style:style>
    <style:style style:name="P82" style:family="paragraph" style:parent-style-name="Normal">
      <style:paragraph-properties fo:line-height="115%"/>
      <style:text-properties style:use-window-font-color="true" style:font-name="Calibri" fo:font-size="15pt" fo:font-weight="bold" officeooo:rsid="001556fa" style:font-size-asian="15pt" style:font-weight-asian="bold" style:font-size-complex="15pt" style:font-weight-complex="bold"/>
    </style:style>
    <style:style style:name="P83" style:family="paragraph" style:parent-style-name="Normal">
      <style:paragraph-properties fo:line-height="115%"/>
      <style:text-properties style:use-window-font-color="true" style:font-name="Calibri" fo:font-size="15pt" fo:font-weight="bold" style:font-size-asian="15pt" style:font-weight-asian="bold" style:font-size-complex="15pt" style:font-weight-complex="bold"/>
    </style:style>
    <style:style style:name="P84" style:family="paragraph" style:parent-style-name="Normal">
      <style:paragraph-properties fo:line-height="115%"/>
      <style:text-properties style:use-window-font-color="true" style:font-name="Calibri" fo:font-weight="bold" style:font-weight-asian="bold" style:font-weight-complex="bold"/>
    </style:style>
    <style:style style:name="P85" style:family="paragraph" style:parent-style-name="Normal">
      <style:paragraph-properties fo:line-height="115%" fo:break-before="page"/>
      <style:text-properties fo:font-variant="small-caps" style:use-window-font-color="true" style:font-name="Calibri" fo:font-size="15pt" fo:font-weight="bold" style:font-size-asian="15pt" style:font-weight-asian="bold" style:font-size-complex="15pt" style:font-weight-complex="bold"/>
    </style:style>
    <style:style style:name="P86" style:family="paragraph" style:parent-style-name="Table_20_Contents">
      <style:paragraph-properties fo:line-height="115%" fo:text-align="center" style:justify-single-word="false"/>
      <style:text-properties style:use-window-font-color="true" style:font-name="Calibri" officeooo:rsid="000ec060" officeooo:paragraph-rsid="000ec060"/>
    </style:style>
    <style:style style:name="P87" style:family="paragraph" style:parent-style-name="Text_20_body">
      <style:paragraph-properties fo:line-height="115%" fo:text-align="start" style:justify-single-word="false" fo:keep-with-next="always"/>
      <style:text-properties fo:font-variant="normal" fo:text-transform="none" style:use-window-font-color="true" style:text-position="0% 100%" style:font-name="Calibri" fo:font-size="12pt" fo:letter-spacing="normal" fo:font-style="normal" style:text-underline-style="none" fo:font-weight="normal" officeooo:rsid="0011fbc4" officeooo:paragraph-rsid="0013eccf" fo:background-color="transparent" style:font-name-asian="SimSun" style:font-style-asian="normal" style:font-weight-asian="normal" style:font-name-complex="Lucida Sans" style:font-style-complex="normal" style:font-weight-complex="normal"/>
    </style:style>
    <style:style style:name="P88" style:family="paragraph" style:parent-style-name="Standard" style:list-style-name="L10">
      <style:paragraph-properties fo:line-height="115%"/>
      <style:text-properties style:use-window-font-color="true" style:font-name="Calibri" officeooo:paragraph-rsid="000bcfdc"/>
    </style:style>
    <style:style style:name="P89" style:family="paragraph" style:parent-style-name="Standard" style:list-style-name="L10">
      <style:paragraph-properties fo:line-height="115%"/>
      <style:text-properties style:use-window-font-color="true" style:font-name="Calibri" officeooo:paragraph-rsid="000bcfdc" fo:background-color="#ffff00"/>
    </style:style>
    <style:style style:name="P90" style:family="paragraph" style:parent-style-name="Standard" style:list-style-name="L10">
      <style:paragraph-properties fo:line-height="115%"/>
      <style:text-properties style:use-window-font-color="true" style:font-name="Calibri" fo:language="fr" fo:country="FR" officeooo:paragraph-rsid="000bcfdc"/>
    </style:style>
    <style:style style:name="P91" style:family="paragraph" style:parent-style-name="Standard" style:list-style-name="L10">
      <style:paragraph-properties fo:line-height="115%" fo:text-align="justify" style:justify-single-word="false"/>
      <style:text-properties style:use-window-font-color="true" style:font-name="Calibri" fo:language="fr" fo:country="FR" officeooo:paragraph-rsid="000bcfdc"/>
    </style:style>
    <style:style style:name="P92"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0bcfdc" fo:background-color="transparent" style:font-weight-asian="normal" style:font-weight-complex="normal"/>
    </style:style>
    <style:style style:name="P93"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21a0af" fo:background-color="transparent" style:font-weight-asian="normal" style:font-weight-complex="normal"/>
    </style:style>
    <style:style style:name="P94" style:family="paragraph" style:parent-style-name="Standard" style:list-style-name="L10">
      <style:paragraph-properties fo:line-height="115%" fo:text-align="justify" style:justify-single-word="false"/>
      <style:text-properties style:use-window-font-color="true" style:font-name="Calibri" fo:language="fr" fo:country="FR" fo:font-weight="normal" officeooo:paragraph-rsid="000bcfdc" fo:background-color="#ffff00" style:font-weight-asian="normal" style:font-weight-complex="normal"/>
    </style:style>
    <style:style style:name="P95" style:family="paragraph" style:parent-style-name="Standard" style:list-style-name="L10">
      <style:paragraph-properties fo:line-height="115%" fo:text-align="justify" style:justify-single-word="false"/>
      <style:text-properties style:use-window-font-color="true" style:font-name="Calibri" fo:language="fr" fo:country="FR" officeooo:rsid="000bcfdc" officeooo:paragraph-rsid="0021a0af"/>
    </style:style>
    <style:style style:name="P96" style:family="paragraph" style:parent-style-name="Standard" style:list-style-name="L11">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105017" officeooo:paragraph-rsid="00239150" fo:background-color="transparent" style:font-style-asian="normal" style:font-weight-asian="bold" style:font-style-complex="normal" style:font-weight-complex="bold"/>
    </style:style>
    <style:style style:name="P97" style:family="paragraph" style:parent-style-name="Standard">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2524af" officeooo:paragraph-rsid="002524af" fo:background-color="transparent" style:font-style-asian="normal" style:font-weight-asian="bold" style:font-style-complex="normal" style:font-weight-complex="bold"/>
    </style:style>
    <style:style style:name="P98" style:family="paragraph" style:parent-style-name="Standard">
      <style:paragraph-properties fo:line-height="115%" fo:text-align="justify" style:justify-single-word="false"/>
      <style:text-properties style:use-window-font-color="true" style:font-name="Times New Roman" fo:language="en" fo:country="US" fo:font-style="normal" style:text-underline-style="solid" style:text-underline-width="auto" style:text-underline-color="font-color" fo:font-weight="bold" officeooo:rsid="002beb30" officeooo:paragraph-rsid="002beb30" fo:background-color="transparent" style:font-style-asian="normal" style:font-weight-asian="bold" style:font-style-complex="normal" style:font-weight-complex="bold"/>
    </style:style>
    <style:style style:name="P99" style:family="paragraph" style:parent-style-name="Standard" style:list-style-name="L10">
      <style:paragraph-properties fo:line-height="115%"/>
      <style:text-properties officeooo:paragraph-rsid="000bcfdc"/>
    </style:style>
    <style:style style:name="P10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Standard" style:list-style-name="L6">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weight-asian="normal" style:font-weight-complex="normal"/>
    </style:style>
    <style:style style:name="P102" style:family="paragraph" style:parent-style-name="Heading_20_3">
      <style:paragraph-properties fo:line-height="115%"/>
      <style:text-properties style:use-window-font-color="true" style:font-name="Calibri"/>
    </style:style>
    <style:style style:name="P103" style:family="paragraph" style:parent-style-name="Heading_20_2">
      <style:paragraph-properties fo:line-height="115%"/>
      <style:text-properties style:use-window-font-color="true" style:font-name="Calibri"/>
    </style:style>
    <style:style style:name="P104" style:family="paragraph" style:parent-style-name="Heading_20_1">
      <style:paragraph-properties fo:text-align="justify" style:justify-single-word="false"/>
      <style:text-properties style:use-window-font-color="true" officeooo:paragraph-rsid="001acb96" fo:background-color="transparent"/>
    </style:style>
    <style:style style:name="P105" style:family="paragraph" style:parent-style-name="Table_20_Contents">
      <style:paragraph-properties fo:line-height="115%" fo:text-align="center" style:justify-single-word="false"/>
      <style:text-properties style:use-window-font-color="true" style:font-name="Calibri" fo:font-size="12pt" officeooo:rsid="000ec060" officeooo:paragraph-rsid="000ec060" style:font-size-asian="12pt" style:font-size-complex="12pt"/>
    </style:style>
    <style:style style:name="P106" style:family="paragraph" style:parent-style-name="Table_20_Contents">
      <style:paragraph-properties fo:line-height="115%" fo:text-align="center" style:justify-single-word="false"/>
      <style:text-properties style:use-window-font-color="true" style:font-name="Calibri" fo:font-size="12pt" officeooo:paragraph-rsid="000837f8" style:font-size-asian="12pt" style:font-size-complex="12pt"/>
    </style:style>
    <style:style style:name="P107" style:family="paragraph" style:parent-style-name="Table_20_Contents">
      <style:paragraph-properties fo:line-height="115%" fo:text-align="center" style:justify-single-word="false"/>
      <style:text-properties style:use-window-font-color="true" style:font-name="Calibri" fo:font-size="12pt" officeooo:paragraph-rsid="000ec060" style:font-size-asian="12pt" style:font-size-complex="12pt"/>
    </style:style>
    <style:style style:name="P108" style:family="paragraph" style:parent-style-name="Table_20_Contents">
      <style:paragraph-properties fo:line-height="115%" fo:text-align="center" style:justify-single-word="false"/>
      <style:text-properties style:use-window-font-color="true" style:font-name="Calibri" fo:font-size="12pt" officeooo:rsid="000e8b3a" officeooo:paragraph-rsid="000837f8" style:font-size-asian="12pt" style:font-size-complex="12pt"/>
    </style:style>
    <style:style style:name="P109" style:family="paragraph" style:parent-style-name="Table_20_Contents">
      <style:paragraph-properties fo:line-height="115%" fo:text-align="center" style:justify-single-word="false"/>
      <style:text-properties style:use-window-font-color="true" style:font-name="Calibri" fo:font-size="12pt" officeooo:rsid="000e8b3a" officeooo:paragraph-rsid="000ec060" style:font-size-asian="12pt" style:font-size-complex="12pt"/>
    </style:style>
    <style:style style:name="P110" style:family="paragraph" style:parent-style-name="Table_20_Contents">
      <style:paragraph-properties fo:line-height="115%" fo:text-align="center" style:justify-single-word="false"/>
      <style:text-properties style:use-window-font-color="true" style:font-name="Calibri" fo:font-size="12pt" fo:font-weight="bold" officeooo:rsid="000ec060" officeooo:paragraph-rsid="000ec060"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b30" officeooo:paragraph-rsid="002beb30"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eb30" officeooo:paragraph-rsid="002beb30"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Normal" style:list-style-name="L3">
      <style:paragraph-properties fo:line-height="115%"/>
      <style:text-properties style:use-window-font-color="true" style:font-name="Calibri" fo:font-weight="bold" style:font-weight-asian="bold" style:font-weight-complex="bold"/>
    </style:style>
    <style:style style:name="P115" style:family="paragraph" style:parent-style-name="Normal">
      <style:paragraph-properties fo:margin-top="0cm" fo:margin-bottom="0cm" loext:contextual-spacing="false" fo:line-height="115%" fo:text-align="center" style:justify-single-word="false"/>
      <style:text-properties style:use-window-font-color="true" style:text-position="super 65%" style:font-name="Calibri" fo:font-size="12pt" officeooo:paragraph-rsid="000837f8" style:font-size-asian="12pt" style:font-name-complex="Times New Roman" style:font-size-complex="12pt"/>
    </style:style>
    <style:style style:name="P116" style:family="paragraph" style:parent-style-name="Normal">
      <style:paragraph-properties fo:margin-top="0cm" fo:margin-bottom="0cm" loext:contextual-spacing="false" fo:line-height="115%" fo:text-align="center" style:justify-single-word="false"/>
      <style:text-properties style:use-window-font-color="true" style:font-name="Calibri" fo:font-size="12pt" fo:font-weight="bold" officeooo:rsid="000ec060" officeooo:paragraph-rsid="000ec060" style:font-size-asian="12pt" style:font-weight-asian="bold" style:font-size-complex="12pt" style:font-weight-complex="bold"/>
    </style:style>
    <style:style style:name="P117" style:family="paragraph" style:parent-style-name="Text_20_body" style:list-style-name="L1">
      <style:paragraph-properties fo:line-height="115%" fo:text-align="start" style:justify-single-word="false"/>
      <style:text-properties style:use-window-font-color="true" style:font-name="Calibri" officeooo:rsid="001556fa" officeooo:paragraph-rsid="001556fa"/>
    </style:style>
    <style:style style:name="P118" style:family="paragraph" style:parent-style-name="Text_20_body" style:list-style-name="L2">
      <style:paragraph-properties fo:line-height="115%" fo:text-align="justify" style:justify-single-word="false"/>
      <style:text-properties style:use-window-font-color="true" style:font-name="Calibri" officeooo:paragraph-rsid="000cc3ad"/>
    </style:style>
    <style:style style:name="P119" style:family="paragraph" style:parent-style-name="Text_20_body" style:list-style-name="L4">
      <style:paragraph-properties fo:line-height="115%" fo:text-align="justify" style:justify-single-word="false" fo:orphans="2" fo:widows="2"/>
      <style:text-properties style:use-window-font-color="true" style:font-name="Calibri" officeooo:paragraph-rsid="000837f8"/>
    </style:style>
    <style:style style:name="P120" style:family="paragraph" style:parent-style-name="Text_20_body" style:list-style-name="L5">
      <style:paragraph-properties fo:line-height="115%" fo:text-align="justify" style:justify-single-word="false"/>
      <style:text-properties style:use-window-font-color="true" style:font-name="Calibri" officeooo:paragraph-rsid="000837f8"/>
    </style:style>
    <style:style style:name="P121" style:family="paragraph" style:parent-style-name="Text_20_body" style:list-style-name="L2">
      <style:paragraph-properties fo:line-height="115%" fo:text-align="justify" style:justify-single-word="false"/>
      <style:text-properties style:use-window-font-color="true" style:font-name="Calibri" fo:font-style="normal" officeooo:paragraph-rsid="000837f8" style:font-style-asian="normal" style:font-style-complex="normal"/>
    </style:style>
    <style:style style:name="P122" style:family="paragraph" style:parent-style-name="Text_20_body" style:list-style-name="L8">
      <style:paragraph-properties fo:line-height="115%"/>
      <style:text-properties style:use-window-font-color="true" style:font-name="Calibri" fo:font-weight="bold" officeooo:paragraph-rsid="00086401" style:font-weight-asian="bold" style:font-weight-complex="bold"/>
    </style:style>
    <style:style style:name="P123" style:family="paragraph" style:parent-style-name="Text_20_body" style:list-style-name="L8">
      <style:paragraph-properties fo:line-height="115%"/>
      <style:text-properties style:use-window-font-color="true" style:font-name="Calibri" officeooo:paragraph-rsid="00086401" fo:background-color="#ffff00"/>
    </style:style>
    <style:style style:name="P124" style:family="paragraph" style:parent-style-name="Text_20_body" style:list-style-name="L9">
      <style:paragraph-properties fo:line-height="115%"/>
      <style:text-properties style:use-window-font-color="true" style:font-name="Calibri" officeooo:paragraph-rsid="0014ede7" fo:background-color="#ffff00"/>
    </style:style>
    <style:style style:name="P125" style:family="paragraph" style:parent-style-name="Text_20_body" style:list-style-name="L7">
      <style:paragraph-properties fo:line-height="115%"/>
      <style:text-properties style:use-window-font-color="true" officeooo:paragraph-rsid="0013eccf"/>
    </style:style>
    <style:style style:name="P126" style:family="paragraph" style:parent-style-name="Text_20_body" style:list-style-name="L4">
      <style:paragraph-properties fo:line-height="115%" fo:text-align="justify" style:justify-single-word="false" fo:orphans="2" fo:widows="2"/>
      <style:text-properties fo:font-variant="normal" fo:text-transform="none" style:use-window-font-color="true" style:font-name="Calibri" fo:font-size="12pt" fo:letter-spacing="normal" fo:font-style="normal" fo:font-weight="normal" officeooo:paragraph-rsid="000837f8" style:font-style-asian="normal" style:font-style-complex="normal"/>
    </style:style>
    <style:style style:name="P127" style:family="paragraph" style:parent-style-name="Text_20_body">
      <style:paragraph-properties fo:line-height="115%" fo:text-align="start" style:justify-single-word="false"/>
      <style:text-properties fo:font-variant="normal" fo:text-transform="none" style:use-window-font-color="true" style:text-position="0% 100%" style:font-name="Calibri" fo:font-size="12pt" fo:letter-spacing="normal" fo:font-style="normal" style:text-underline-style="none" fo:font-weight="bold" officeooo:rsid="0013eccf" officeooo:paragraph-rsid="0013eccf" fo:background-color="transparent" style:font-name-asian="SimSun" style:font-style-asian="normal" style:font-weight-asian="bold" style:font-name-complex="Lucida Sans" style:font-style-complex="normal" style:font-weight-complex="bold"/>
    </style:style>
    <style:style style:name="P128" style:family="paragraph" style:parent-style-name="Text_20_body" style:list-style-name="L8">
      <style:paragraph-properties fo:line-height="115%" fo:text-align="justify" style:justify-single-word="false"/>
      <style:text-properties fo:font-weight="bold" officeooo:paragraph-rsid="00239150" fo:background-color="#ffff00" style:font-weight-asian="bold" style:font-weight-complex="bold"/>
    </style:style>
    <style:style style:name="P129" style:family="paragraph" style:parent-style-name="Text_20_body" style:list-style-name="L9">
      <style:paragraph-properties fo:line-height="115%"/>
      <style:text-properties officeooo:paragraph-rsid="0014ede7"/>
    </style:style>
    <style:style style:name="P130" style:family="paragraph" style:parent-style-name="Text_20_body" style:list-style-name="L6">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paragraph-rsid="000837f8" style:font-weight-asian="normal" style:font-weight-complex="normal"/>
    </style:style>
    <style:style style:name="P131"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style:use-window-font-color="true" style:font-name="Calibri" fo:font-size="12pt" fo:letter-spacing="normal" fo:font-style="normal" fo:font-weight="normal" officeooo:rsid="000a2e3d" officeooo:paragraph-rsid="002ba152"/>
    </style:style>
    <style:style style:name="P132" style:family="paragraph" style:parent-style-name="Text_20_body">
      <style:paragraph-properties fo:margin-top="0cm" fo:margin-bottom="0cm" loext:contextual-spacing="false" fo:line-height="115%" fo:text-align="center" style:justify-single-word="false"/>
      <style:text-properties style:use-window-font-color="true" style:font-name="Calibri" fo:font-size="12pt" officeooo:rsid="000ec060" officeooo:paragraph-rsid="000ec060" style:font-size-asian="12pt" style:language-asian="fr" style:country-asian="FR" style:font-name-complex="Times New Roman1" style:font-size-complex="12pt"/>
    </style:style>
    <style:style style:name="T1" style:family="text">
      <style:text-properties style:use-window-font-color="true"/>
    </style:style>
    <style:style style:name="T2" style:family="text">
      <style:text-properties style:use-window-font-color="true" style:font-name="Calibri"/>
    </style:style>
    <style:style style:name="T3" style:family="text">
      <style:text-properties style:use-window-font-color="true" style:font-name="Calibri" fo:background-color="transparent" loext:char-shading-value="0"/>
    </style:style>
    <style:style style:name="T4" style:family="text">
      <style:text-properties style:use-window-font-color="true" style:font-name="Calibri" fo:font-style="normal" fo:background-color="transparent" loext:char-shading-value="0" style:font-style-asian="normal" style:font-style-complex="normal"/>
    </style:style>
    <style:style style:name="T5" style:family="text">
      <style:text-properties style:use-window-font-color="true" style:font-name="Calibri" fo:font-style="normal" style:text-underline-style="none" officeooo:rsid="0003ac5e" fo:background-color="transparent" loext:char-shading-value="0" style:font-weight-asian="bold" style:font-weight-complex="bold"/>
    </style:style>
    <style:style style:name="T6" style:family="text">
      <style:text-properties style:use-window-font-color="true" style:font-name="Calibri" fo:font-style="normal" fo:font-weight="normal" style:font-style-asian="normal" style:font-style-complex="normal"/>
    </style:style>
    <style:style style:name="T7" style:family="text">
      <style:text-properties style:use-window-font-color="true" style:font-name="Calibri" fo:font-style="normal" fo:font-weight="normal" officeooo:rsid="000ec060" style:font-style-asian="normal" style:font-style-complex="normal"/>
    </style:style>
    <style:style style:name="T8" style:family="text">
      <style:text-properties style:use-window-font-color="true" style:font-name="Calibri" fo:font-style="italic" fo:background-color="transparent" loext:char-shading-value="0" style:font-style-asian="italic" style:font-style-complex="italic"/>
    </style:style>
    <style:style style:name="T9" style:family="text">
      <style:text-properties style:use-window-font-color="true" style:font-name="Calibri" style:text-underline-style="none"/>
    </style:style>
    <style:style style:name="T10" style:family="text">
      <style:text-properties style:use-window-font-color="true" style:font-name="Calibri" fo:font-weight="normal"/>
    </style:style>
    <style:style style:name="T11" style:family="text">
      <style:text-properties style:use-window-font-color="true" style:font-name="Calibri" fo:font-weight="normal" style:font-style-asian="normal" style:font-style-complex="normal"/>
    </style:style>
    <style:style style:name="T12" style:family="text">
      <style:text-properties style:use-window-font-color="true" style:font-name="Calibri" fo:font-weight="normal" officeooo:rsid="000cf770" style:language-asian="fr" style:country-asian="FR" style:font-weight-asian="normal" style:font-name-complex="Times New Roman" style:font-weight-complex="normal"/>
    </style:style>
    <style:style style:name="T13" style:family="text">
      <style:text-properties style:use-window-font-color="true" style:font-name="Calibri" fo:font-size="10pt" fo:background-color="#ffffff" loext:char-shading-value="0" style:font-size-asian="10pt" style:font-name-complex="Times New Roman" style:font-size-complex="10pt"/>
    </style:style>
    <style:style style:name="T14" style:family="text">
      <style:text-properties style:use-window-font-color="true" style:font-name="Calibri" fo:font-size="10pt" style:font-size-asian="10pt" style:language-asian="fr" style:country-asian="FR" style:font-name-complex="Times New Roman" style:font-size-complex="10pt"/>
    </style:style>
    <style:style style:name="T15" style:family="text">
      <style:text-properties style:use-window-font-color="true" style:font-name="Calibri" fo:font-size="10pt" fo:font-weight="normal" officeooo:rsid="000cf770" style:font-size-asian="10pt" style:language-asian="fr" style:country-asian="FR" style:font-weight-asian="normal" style:font-name-complex="Times New Roman" style:font-size-complex="10pt" style:font-weight-complex="normal"/>
    </style:style>
    <style:style style:name="T16" style:family="text">
      <style:text-properties style:use-window-font-color="true" style:font-name="Calibri" fo:font-size="10pt" fo:font-weight="normal" style:font-name-asian="MS Mincho" style:font-size-asian="10pt" style:font-weight-asian="normal" style:font-name-complex="MS Mincho" style:font-size-complex="10pt" style:font-weight-complex="normal"/>
    </style:style>
    <style:style style:name="T17" style:family="text">
      <style:text-properties style:use-window-font-color="true" style:font-name="Calibri" fo:font-size="10pt" style:text-underline-style="solid" style:text-underline-width="auto" style:text-underline-color="font-color" style:text-underline-mode="continuous" style:text-overline-mode="continuous" style:text-line-through-mode="continuous" style:font-size-asian="10pt" style:font-name-complex="Times New Roman" style:font-size-complex="10pt"/>
    </style:style>
    <style:style style:name="T18" style:family="text">
      <style:text-properties style:use-window-font-color="true" style:font-name="Calibri" fo:font-size="10pt" style:font-name-asian="MS Mincho" style:font-size-asian="10pt" style:font-name-complex="MS Mincho" style:font-size-complex="10pt"/>
    </style:style>
    <style:style style:name="T19" style:family="text">
      <style:text-properties style:use-window-font-color="true" style:font-name="Calibri" fo:font-size="10pt" fo:font-weight="bold" officeooo:rsid="0014ede7" fo:background-color="#ffff00" loext:char-shading-value="0" style:font-name-asian="MS Mincho" style:font-size-asian="10pt" style:font-weight-asian="bold" style:font-name-complex="MS Mincho" style:font-size-complex="10pt" style:font-weight-complex="bold"/>
    </style:style>
    <style:style style:name="T20" style:family="text">
      <style:text-properties style:use-window-font-color="true" style:font-name="Calibri" fo:font-size="12pt" fo:background-color="#ffffff" loext:char-shading-value="0" style:font-size-asian="12pt" style:font-name-complex="Times New Roman" style:font-size-complex="12pt"/>
    </style:style>
    <style:style style:name="T21" style:family="text">
      <style:text-properties style:use-window-font-color="true" style:font-name="Calibri" fo:font-size="12pt" style:text-underline-style="solid" style:text-underline-width="auto" style:text-underline-color="font-color" style:text-underline-mode="continuous" style:text-overline-mode="continuous" style:text-line-through-mode="continuous" style:font-size-asian="12pt" style:font-name-complex="Times New Roman" style:font-size-complex="12pt"/>
    </style:style>
    <style:style style:name="T22" style:family="text">
      <style:text-properties style:use-window-font-color="true" style:font-name="Calibri" fo:font-size="12pt" fo:font-weight="normal" officeooo:rsid="000cf770" style:font-size-asian="12pt" style:language-asian="fr" style:country-asian="FR" style:font-weight-asian="normal" style:font-name-complex="Times New Roman" style:font-size-complex="12pt" style:font-weight-complex="normal"/>
    </style:style>
    <style:style style:name="T23" style:family="text">
      <style:text-properties style:use-window-font-color="true" style:font-name="Calibri" fo:font-size="12pt" style:font-size-asian="12pt" style:language-asian="fr" style:country-asian="FR" style:font-name-complex="Times New Roman" style:font-size-complex="12pt"/>
    </style:style>
    <style:style style:name="T24" style:family="text">
      <style:text-properties style:use-window-font-color="true" style:font-name="Calibri" fo:font-weight="bold" fo:background-color="#ffff00" loext:char-shading-value="0" style:font-weight-asian="bold" style:font-weight-complex="bold"/>
    </style:style>
    <style:style style:name="T25" style:family="text">
      <style:text-properties style:use-window-font-color="true" style:font-name="Calibri" fo:background-color="#ffff00" loext:char-shading-value="0"/>
    </style:style>
    <style:style style:name="T26" style:family="text">
      <style:text-properties style:use-window-font-color="true" style:font-name="Calibri" officeooo:rsid="0014ede7" fo:background-color="#ffff00" loext:char-shading-value="0"/>
    </style:style>
    <style:style style:name="T27" style:family="text">
      <style:text-properties style:use-window-font-color="true" style:font-name="Calibri" fo:font-size="13pt" fo:font-weight="bold" officeooo:rsid="0014ede7" fo:background-color="#ffff00" loext:char-shading-value="0" style:font-name-asian="MS Mincho" style:font-size-asian="13pt" style:font-weight-asian="bold" style:font-name-complex="MS Mincho" style:font-size-complex="13pt" style:font-weight-complex="bold"/>
    </style:style>
    <style:style style:name="T28" style:family="text">
      <style:text-properties style:use-window-font-color="true" style:font-name="Calibri" style:text-underline-style="solid" style:text-underline-width="auto" style:text-underline-color="font-color" style:text-underline-mode="continuous" style:text-overline-mode="continuous" style:text-line-through-mode="continuous" style:font-name-complex="Times New Roman"/>
    </style:style>
    <style:style style:name="T29" style:family="text">
      <style:text-properties style:use-window-font-color="true" style:font-name="Calibri" fo:background-color="#ffffff" loext:char-shading-value="0" style:font-name-complex="Times New Roman"/>
    </style:style>
    <style:style style:name="T30" style:family="text">
      <style:text-properties style:use-window-font-color="true" style:font-name="Calibri" style:language-asian="fr" style:country-asian="FR" style:font-name-complex="Times New Roman"/>
    </style:style>
    <style:style style:name="T31" style:family="text">
      <style:text-properties style:use-window-font-color="true" fo:font-weight="bold"/>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14ede7" style:font-weight-asian="bold" style:font-weight-complex="bold"/>
    </style:style>
    <style:style style:name="T35" style:family="text">
      <style:text-properties fo:font-weight="bold" officeooo:rsid="0021c89d" style:font-weight-asian="bold" style:font-weight-complex="bold"/>
    </style:style>
    <style:style style:name="T36" style:family="text">
      <style:text-properties fo:font-weight="bold" officeooo:rsid="0013eccf"/>
    </style:style>
    <style:style style:name="T37" style:family="text">
      <style:text-properties fo:font-weight="bold" fo:background-color="transparent" loext:char-shading-value="0" style:font-weight-asian="bold" style:font-weight-complex="bold"/>
    </style:style>
    <style:style style:name="T38" style:family="text">
      <style:text-properties fo:font-weight="bold" officeooo:rsid="000bcfdc" fo:background-color="transparent" loext:char-shading-value="0" style:font-weight-asian="bold" style:font-weight-complex="bold"/>
    </style:style>
    <style:style style:name="T39" style:family="text">
      <style:text-properties fo:font-weight="bold" officeooo:rsid="000bdc3d" fo:background-color="transparent" loext:char-shading-value="0"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0cc3ad" style:font-weight-asian="normal" style:font-weight-complex="normal"/>
    </style:style>
    <style:style style:name="T42" style:family="text">
      <style:text-properties fo:font-weight="normal" fo:background-color="transparent" loext:char-shading-value="0" style:font-weight-asian="normal" style:font-weight-complex="normal"/>
    </style:style>
    <style:style style:name="T43" style:family="text">
      <style:text-properties fo:font-weight="normal" officeooo:rsid="000bcfdc" fo:background-color="transparent" loext:char-shading-value="0" style:font-weight-asian="normal" style:font-weight-complex="normal"/>
    </style:style>
    <style:style style:name="T44" style:family="text">
      <style:text-properties fo:font-weight="normal" officeooo:rsid="0021a0af" fo:background-color="transparent" loext:char-shading-value="0" style:font-weight-asian="normal" style:font-weight-complex="normal"/>
    </style:style>
    <style:style style:name="T45" style:family="text">
      <style:text-properties fo:font-weight="normal" officeooo:rsid="000bdc3d" fo:background-color="transparent" loext:char-shading-value="0"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0cc3ad" style:font-style-asian="normal" style:font-style-complex="normal"/>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normal" fo:background-color="transparent" loext:char-shading-value="0" style:font-style-asian="normal" style:font-weight-asian="normal" style:font-style-complex="normal" style:font-weight-complex="normal"/>
    </style:style>
    <style:style style:name="T51" style:family="text">
      <style:text-properties fo:font-style="normal" style:text-underline-style="none" fo:font-weight="normal" officeooo:rsid="0021a0af" fo:background-color="transparent" loext:char-shading-value="0" style:font-style-asian="normal" style:font-weight-asian="normal" style:font-style-complex="normal" style:font-weight-complex="normal"/>
    </style:style>
    <style:style style:name="T52" style:family="text">
      <style:text-properties fo:font-style="normal" style:text-underline-style="none" fo:font-weight="bold" style:font-style-asian="normal" style:font-weight-asian="bold" style:font-style-complex="normal" style:font-weight-complex="bold"/>
    </style:style>
    <style:style style:name="T53" style:family="text">
      <style:text-properties fo:font-variant="normal" fo:text-transform="none" fo:font-size="12pt" fo:letter-spacing="normal" officeooo:rsid="000af3ec" style:font-weight-asian="normal" style:font-weight-complex="normal"/>
    </style:style>
    <style:style style:name="T54" style:family="text">
      <style:text-properties fo:font-variant="normal" fo:text-transform="none" fo:font-size="12pt" fo:letter-spacing="normal" officeooo:rsid="0013eccf" style:font-weight-asian="normal" style:font-weight-complex="normal"/>
    </style:style>
    <style:style style:name="T55" style:family="text">
      <style:text-properties fo:font-variant="normal" fo:text-transform="none" fo:font-size="12pt" fo:letter-spacing="normal" officeooo:rsid="0013eccf" style:font-style-asian="normal" style:font-weight-asian="normal" style:font-style-complex="normal" style:font-weight-complex="normal"/>
    </style:style>
    <style:style style:name="T56" style:family="text">
      <style:text-properties fo:font-variant="normal" fo:text-transform="none" fo:font-size="12pt" fo:letter-spacing="normal" officeooo:rsid="001ed678" style:font-style-asian="normal" style:font-weight-asian="normal" style:font-style-complex="normal" style:font-weight-complex="normal"/>
    </style:style>
    <style:style style:name="T57" style:family="text">
      <style:text-properties fo:font-variant="normal" fo:text-transform="none" fo:font-size="12pt" fo:letter-spacing="normal" fo:font-style="normal" fo:font-weight="bold"/>
    </style:style>
    <style:style style:name="T58" style:family="text">
      <style:text-properties fo:font-variant="normal" fo:text-transform="none" fo:font-size="12pt" fo:letter-spacing="normal" fo:font-style="normal" fo:font-weight="bold" officeooo:rsid="000ec060"/>
    </style:style>
    <style:style style:name="T59" style:family="text">
      <style:text-properties fo:font-variant="normal" fo:text-transform="none" fo:font-size="12pt" fo:letter-spacing="normal" fo:font-style="normal" fo:font-weight="normal" style:font-style-asian="normal" style:font-style-complex="normal"/>
    </style:style>
    <style:style style:name="T60" style:family="text">
      <style:text-properties fo:font-variant="normal" fo:text-transform="none" fo:font-size="12pt" fo:letter-spacing="normal" fo:font-style="normal" fo:font-weight="normal" style:font-style-asian="normal" style:font-weight-asian="normal" style:font-style-complex="normal" style:font-weight-complex="normal"/>
    </style:style>
    <style:style style:name="T61" style:family="text">
      <style:text-properties fo:font-variant="normal" fo:text-transform="none" fo:font-size="12pt" fo:letter-spacing="normal" fo:font-style="normal" fo:font-weight="normal" style:font-weight-asian="normal" style:font-weight-complex="normal"/>
    </style:style>
    <style:style style:name="T62" style:family="text">
      <style:text-properties fo:font-variant="normal" fo:text-transform="none" fo:font-size="12pt" fo:letter-spacing="normal" fo:font-style="normal" fo:font-weight="normal" officeooo:rsid="000cc3ad" style:font-weight-asian="normal" style:font-weight-complex="normal"/>
    </style:style>
    <style:style style:name="T63" style:family="text">
      <style:text-properties fo:font-variant="normal" fo:text-transform="none" style:font-name="Wingdings" fo:letter-spacing="normal" fo:font-style="normal" fo:font-weight="bold" style:font-name-asian="Wingdings" style:font-size-asian="12pt" style:font-style-asian="normal" style:font-weight-asian="bold" style:font-name-complex="Wingdings" style:font-size-complex="12pt" style:font-style-complex="normal" style:font-weight-complex="bold"/>
    </style:style>
    <style:style style:name="T64" style:family="text">
      <style:text-properties fo:font-variant="normal" fo:text-transform="none" style:font-name="CartaNovaTexte" fo:letter-spacing="normal" fo:font-style="normal" fo:font-weight="bold" style:font-size-asian="12pt" style:font-style-asian="normal" style:font-weight-asian="bold" style:font-size-complex="12pt" style:font-style-complex="normal" style:font-weight-complex="bold"/>
    </style:style>
    <style:style style:name="T65" style:family="text">
      <style:text-properties fo:font-variant="normal" fo:text-transform="none" style:font-name="CartaNovaTexte" fo:letter-spacing="normal" fo:font-style="italic" fo:font-weight="bold" style:font-size-asian="12pt" style:font-style-asian="italic" style:font-weight-asian="bold" style:font-size-complex="12pt" style:font-style-complex="italic" style:font-weight-complex="bold"/>
    </style:style>
    <style:style style:name="T66" style:family="text">
      <style:text-properties fo:font-variant="normal" fo:text-transform="none" fo:color="#222222" style:font-name="sans-serif" fo:font-size="10.5pt" fo:letter-spacing="normal" fo:font-style="normal" fo:font-weight="normal"/>
    </style:style>
    <style:style style:name="T67" style:family="text">
      <style:text-properties fo:font-variant="normal" fo:text-transform="none" fo:letter-spacing="normal" fo:font-style="normal" fo:font-weight="normal"/>
    </style:style>
    <style:style style:name="T68" style:family="text">
      <style:text-properties fo:background-color="#00ccff" loext:char-shading-value="0"/>
    </style:style>
    <style:style style:name="T69" style:family="text">
      <style:text-properties officeooo:rsid="0021a0af" fo:background-color="#00ccff" loext:char-shading-value="0"/>
    </style:style>
    <style:style style:name="T70" style:family="text">
      <style:text-properties fo:background-color="#ffff00" loext:char-shading-value="0"/>
    </style:style>
    <style:style style:name="T71" style:family="text">
      <style:text-properties officeooo:rsid="000bcfdc"/>
    </style:style>
    <style:style style:name="T72" style:family="text">
      <style:text-properties officeooo:rsid="000cc3ad"/>
    </style:style>
    <style:style style:name="T73" style:family="text">
      <style:text-properties officeooo:rsid="000ec060"/>
    </style:style>
    <style:style style:name="T74" style:family="text">
      <style:text-properties officeooo:rsid="000f5738"/>
    </style:style>
    <style:style style:name="T75" style:family="text">
      <style:text-properties officeooo:rsid="0013eccf"/>
    </style:style>
    <style:style style:name="T76" style:family="text">
      <style:text-properties style:text-position="0% 100%" fo:font-weight="bold" officeooo:rsid="000f5738" style:font-weight-asian="bold" style:font-weight-complex="bold"/>
    </style:style>
    <style:style style:name="T77" style:family="text">
      <style:text-properties style:text-position="0% 100%" fo:font-weight="bold" officeooo:rsid="0013eccf" style:font-weight-asian="bold" style:font-weight-complex="bold"/>
    </style:style>
    <style:style style:name="T78" style:family="text">
      <style:text-properties officeooo:rsid="0014ede7"/>
    </style:style>
    <style:style style:name="T79" style:family="text">
      <style:text-properties officeooo:rsid="001556fa"/>
    </style:style>
    <style:style style:name="T80" style:family="text">
      <style:text-properties officeooo:rsid="001731ef"/>
    </style:style>
    <style:style style:name="T81" style:family="text">
      <style:text-properties style:font-name="Calibri"/>
    </style:style>
    <style:style style:name="T82" style:family="text">
      <style:text-properties style:font-name="Calibri" fo:font-weight="normal" officeooo:rsid="0011fbc4" style:font-weight-asian="normal" style:font-weight-complex="normal"/>
    </style:style>
    <style:style style:name="T83" style:family="text">
      <style:text-properties style:font-name="Calibri" fo:font-weight="normal" officeooo:rsid="001ed678" style:font-weight-asian="normal" style:font-weight-complex="normal"/>
    </style:style>
    <style:style style:name="T84" style:family="text">
      <style:text-properties style:font-name="Calibri" fo:font-weight="bold" style:font-weight-asian="bold" style:font-weight-complex="bold"/>
    </style:style>
    <style:style style:name="T85" style:family="text">
      <style:text-properties style:font-name="Calibri" officeooo:rsid="0011fbc4"/>
    </style:style>
    <style:style style:name="T86" style:family="text">
      <style:text-properties style:font-name="Calibri" fo:background-color="transparent" loext:char-shading-value="0"/>
    </style:style>
    <style:style style:name="T87" style:family="text">
      <style:text-properties style:font-name="Calibri" officeooo:rsid="001ed678"/>
    </style:style>
    <style:style style:name="T88" style:family="text">
      <style:text-properties style:font-name="Times New Roman"/>
    </style:style>
    <style:style style:name="T89" style:family="text">
      <style:text-properties style:font-name="Times New Roman" fo:font-weight="bold" style:font-weight-asian="bold" style:font-weight-complex="bold"/>
    </style:style>
    <style:style style:name="T90" style:family="text">
      <style:text-properties style:font-name="Times New Roman" style:font-weight-asian="bold" style:font-weight-complex="bold"/>
    </style:style>
    <style:style style:name="T91" style:family="text">
      <style:text-properties officeooo:rsid="0021c89d"/>
    </style:style>
    <style:style style:name="T92" style:family="text">
      <style:text-properties officeooo:rsid="001d6802"/>
    </style:style>
    <style:style style:name="T93" style:family="text">
      <style:text-properties officeooo:rsid="001ed678"/>
    </style:style>
    <style:style style:name="T94" style:family="text">
      <style:text-properties officeooo:rsid="0021a0af"/>
    </style:style>
    <style:style style:name="T95" style:family="text">
      <style:text-properties fo:language="en" fo:country="US" fo:background-color="transparent" loext:char-shading-value="0"/>
    </style:style>
    <style:style style:name="T96" style:family="text">
      <style:text-properties fo:language="en" fo:country="US" fo:background-color="#00ccff" loext:char-shading-value="0"/>
    </style:style>
    <style:style style:name="T97" style:family="text">
      <style:text-properties officeooo:rsid="002ba152"/>
    </style:style>
    <style:style style:name="T98" style:family="text">
      <style:text-properties style:text-underline-style="none"/>
    </style:style>
    <style:style style:name="T99" style:family="text">
      <style:text-properties style:font-name="Liberation Sans1" fo:font-size="10pt" style:font-size-asian="10pt" style:text-emphasize="none"/>
    </style:style>
    <style:style style:name="T100" style:family="text">
      <style:text-properties style:font-name="Liberation Sans1" fo:font-size="7.5pt" style:font-size-asian="7.5pt"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rojet Facéties (2019)</text:p>
      <text:p text:style-name="P13">cahier des charges</text:p>
      <text:p text:style-name="P13">2019</text:p>
      <text:p text:style-name="P81"/>
      <text:p text:style-name="P81"/>
      <text:p text:style-name="P81">Sommaire</text:p>
      <text:p text:style-name="P81"/>
      <text:h text:style-name="P103" text:outline-level="2">Transcription et relecture</text:h>
      <text:p text:style-name="P81"/>
      <text:h text:style-name="P102" text:outline-level="3">1. Pagination</text:h>
      <text:h text:style-name="P102" text:outline-level="3">2. Graphie</text:h>
      <text:h text:style-name="P102" text:outline-level="3">3. Transcription des nombres</text:h>
      <text:h text:style-name="P102" text:outline-level="3">4. Lacunes</text:h>
      <text:h text:style-name="P102" text:outline-level="3">5. Abréviations</text:h>
      <text:h text:style-name="P102" text:outline-level="3">6. Séparation des mots</text:h>
      <text:h text:style-name="P102" text:outline-level="3">7. Accentuation</text:h>
      <text:h text:style-name="P102" text:outline-level="3">8. Autres signes orthographiques</text:h>
      <text:h text:style-name="P102" text:outline-level="3">9. Césures et traits d’union</text:h>
      <text:h text:style-name="P102" text:outline-level="3"><text:span text:style-name="T75">10</text:span>. Ponctuation, majuscules et minuscules</text:h>
      <text:h text:style-name="P102" text:outline-level="3"><text:span text:style-name="T75">11</text:span>. Alinéas</text:h>
      <text:h text:style-name="P102" text:outline-level="3">1<text:span text:style-name="T75">2</text:span>. Autres éléments textuels</text:h>
      <text:h text:style-name="P102" text:outline-level="3">1<text:span text:style-name="T75">3</text:span>. Indexations</text:h>
      <text:p text:style-name="P81"/>
      <text:p text:style-name="P85">Introduction</text:p>
      <text:p text:style-name="P76"/>
      <text:p text:style-name="P46">Nous travaillerons sur le logiciel gratuit « Libreoffice ». </text:p>
      <text:p text:style-name="P47"/>
      <text:p text:style-name="P52">Pour faciliter le relecture : </text:p>
      <text:list xml:id="list1952199032" text:style-name="L1">
        <text:list-item>
          <text:p text:style-name="P117">nous désactiverons la correction automatique</text:p>
        </text:list-item>
        <text:list-item>
          <text:p text:style-name="P117">nous rendrons apparents les caractères non imprimables pour mieux voir les espaces, les sauts de paragraphe et de ligne, de section et de page. </text:p>
        </text:list-item>
      </text:list>
      <text:p text:style-name="P53"/>
      <text:p text:style-name="P55">Nous stylerons les documents <text:span text:style-name="T80">en nous référant <text:s/>au document </text:span>« faceties_styles.odt » <text:span text:style-name="T92">présent dans le même dossier « projet_faceties-documentation ».</text:span>. </text:p>
      <text:p text:style-name="P55"/>
      <text:p text:style-name="P56">Le nom du fichier devra être la côte du document : <text:span text:style-name="T70">« cote-v-c-005 » (en minuscules) ou « auteur_titre_année ».</text:span></text:p>
      <text:p text:style-name="P56"/>
      <text:p text:style-name="P82">Transcription et relecture</text:p>
      <text:p text:style-name="P83"/>
      <text:p text:style-name="P84"><text:tab/>1. Pagination</text:p>
      <text:p text:style-name="P49"/>
      <text:p text:style-name="P54">On inscrit la pagination originale dans le flux du texte pour le futur lecteur : c'est cette pagination qui pourra servir à la citation d'un extrait du texte. <text:span text:style-name="T70">Ne pas sauter de page sur son document entre deux pages du document transcrit (à la différence de l’exemple fourni par ce cahier des charges où les numéros sont en haut des pages) : ménager un saut de paragraphe avant et un saut de paragraphe après. Numérotation toujours en chiffres arabes (même si l’originale est en caractères romains).</text:span></text:p>
      <text:p text:style-name="P57">Les numéros de page doivent être uniques. </text:p>
      <text:p text:style-name="P54"><text:s/>Trois cas sont possibles <text:span text:style-name="T72">en fonction de la nature des textes :</text:span></text:p>
      <text:list xml:id="list1044842335" text:style-name="L2">
        <text:list-item>
          <text:p text:style-name="P118"><text:span text:style-name="T33">Cas n°1 </text:span><text:span text:style-name="T40">→</text:span><text:span text:style-name="T41">ce sont </text:span><text:span text:style-name="T40">les n</text:span><text:span text:style-name="T41">uméros</text:span><text:span text:style-name="T40"> des pages </text:span><text:span text:style-name="T72">qui </text:span>sont indiqués : noter "p. 1". </text:p>
          <text:p text:style-name="P118">Si les pages sont numérotées de deux en deux (toutes les pages paire<text:span text:style-name="T72">s</text:span>, ou toutes les pages impaires), <text:span text:style-name="T72">nous</text:span> numéroter<text:span text:style-name="T72">ons</text:span> quand même les pages intermédiaires.</text:p>
        </text:list-item>
        <text:list-item>
          <text:p text:style-name="P118"><text:span text:style-name="T33">Cas n°2 </text:span><text:span text:style-name="T40">→</text:span><text:span text:style-name="T41"> ces sont </text:span><text:span text:style-name="T40">les n</text:span><text:span text:style-name="T41">uméro</text:span><text:span text:style-name="T40"> de folios </text:span><text:span text:style-name="T72">qui </text:span>sont indiqués : noter "f. 1r" puis "f. 1v" et ainsi de suite <text:span text:style-name="T72">("f. 2r", "f. 2v", etc.)</text:span>.</text:p>
        </text:list-item>
        <text:list-item>
          <text:p text:style-name="P118"><text:span text:style-name="T33">Cas n°3</text:span> →<text:span text:style-name="T72"> s’</text:span>il n'y a que le<text:span text:style-name="T40">s signatures des cahiers </text:span>: noter "f. a1r", puis "f. a1v", en respectant bien la casse de la lettre du cahier (f. A1r ≠ f. a1r). </text:p>
          <text:p text:style-name="P118"><text:soft-page-break/><text:span text:style-name="T47">Ce type de numérotation impose de bien connaître le format (in-4, in-8...) du livre sur lequel on travaille, pour ne pas se tromper dans la reconstitution des numérotations (généralement par exemple, pour un in-8, les cahiers sont numérotés pour les quatre premiers feuillets seulement). </text:span><text:span text:style-name="T48">Il arrivera, p</text:span>arfois, pour des cahiers ajoutés, <text:span text:style-name="T72">qu’</text:span>il y a<text:span text:style-name="T72">it</text:span> des symboles à insérer : "f. *r", <text:span text:style-name="T46">etc. </text:span></text:p>
          <text:p text:style-name="P121"/>
        </text:list-item>
      </text:list>
      <text:p text:style-name="P59"><text:span text:style-name="T49">Sur cette numérotation, on </text:span><text:span text:style-name="T52">insère</text:span><text:span text:style-name="T47"> l’URL de l’image correspondante en hyperlien. Pour cela, on sélectionne le n° de page/folio/cahier, puis on clique sur Insertion &gt; Hyperlien </text:span><text:span text:style-name="T46">ou </text:span><text:span text:style-name="T47">Lien hypertexte.</text:span></text:p>
      <text:list xml:id="list121013633227581" text:continue-numbering="true" text:style-name="L2">
        <text:list-header>
          <text:p text:style-name="P121"/>
        </text:list-header>
      </text:list>
      <text:list xml:id="list173498121" text:style-name="L3">
        <text:list-header>
          <text:p text:style-name="P114">2. La graphie</text:p>
        </text:list-header>
      </text:list>
      <text:p text:style-name="P19"/>
      <text:p text:style-name="P19">La graphie du document sera rigoureusement respectée :</text:p>
      <text:list xml:id="list2880014236" text:style-name="L4">
        <text:list-item>
          <text:p text:style-name="P119"><text:span text:style-name="T59">ne pas dissimiler les lettres ramistes </text:span><text:span text:style-name="T60">(« i/j », « u/v » doivent rester tels quels).</text:span></text:p>
        </text:list-item>
        <text:list-item>
          <text:p text:style-name="P126">ne pas retranscrire les « s » longs ni les « r » internes</text:p>
        </text:list-item>
        <text:list-item>
          <text:p text:style-name="P126">décrypter les passages chiffrés <text:span text:style-name="T92">(à styler en style caractère « damage »)</text:span></text:p>
        </text:list-item>
        <text:list-item>
          <text:p text:style-name="P126">ne pas corriger ce qui apparaît comme des « fautes » de grammaire ou d'orthographe à mo<text:span text:style-name="T72">i</text:span>ns qu'il soit apparent que ce so<text:span text:style-name="T72">ie</text:span>nt des coquilles</text:p>
        </text:list-item>
      </text:list>
      <text:p text:style-name="P19"/>
      <text:p text:style-name="P19">Nous ne retranscrirons pas : </text:p>
      <text:list xml:id="list2521239770" text:style-name="L5">
        <text:list-item>
          <text:p text:style-name="P120">Les signatures de cahier (sauf si elles permettent de se repérer dans l’ouvrage →<text:span text:style-name="T92"> </text:span>voir « <text:span text:style-name="T72">1. P</text:span>agination »<text:span text:style-name="T72">)</text:span>.</text:p>
        </text:list-item>
        <text:list-item>
          <text:p text:style-name="P120"><text:span text:style-name="T74">le</text:span>s réclames </text:p>
        </text:list-item>
        <text:list-item>
          <text:p text:style-name="P120">les titres courants</text:p>
        </text:list-item>
      </text:list>
      <text:p text:style-name="P49"/>
      <text:p text:style-name="P38"><text:tab/>3. Transcription des nombres</text:p>
      <text:p text:style-name="P39"/>
      <text:p text:style-name="P35">En règle générale, les nombres seront reproduits tels qu'ils se présentent dans le document (en toutes lettres, en chiffres romains ou arabes). </text:p>
      <text:p text:style-name="P35"/>
      <text:p text:style-name="P37">Les nombres présents sont généralement inscrits en chiffres romains, entourés de point : nous rétablirons les points manquants (en les stylant en style caractère « Typo_reg »). Si les points sont présents mais qu’ils sont séparés des chiffres par des espaces, nous rétablirons le point au plus près du chiffre en question. </text:p>
      <text:p text:style-name="P34"><text:span text:style-name="T31">exemple :</text:span><text:span text:style-name="T1"> « Nouvelle. LX. » rendra « Nouvelle .LX. » [à styler comme « Nouvelle</text:span><text:span text:style-name="typo_5f_orig"><text:span text:style-name="T1">. </text:span></text:span><text:span text:style-name="typo_5f_reg"><text:span text:style-name="T1"><text:s/>.</text:span></text:span><text:span text:style-name="Police_20_par_20_défaut"><text:span text:style-name="T1">LX. »]</text:span></text:span></text:p>
      <text:p text:style-name="P36"><text:soft-page-break/></text:p>
      <text:p text:style-name="P27"><text:tab/>4. Lacunes</text:p>
      <text:p text:style-name="P27"/>
      <text:p text:style-name="P17">Les passages effacés ou détruits, les lettres ou mots omis accidentellement par le scribe seront restitués, <text:span text:style-name="T72">à l’aide du sens ou d’un autre témoin,</text:span> <text:span text:style-name="T72">et stylés [style caractère : « damage »]</text:span>.</text:p>
      <text:p text:style-name="P17">En cas d'impossibilité de reconstitution du texte, ces passages seront représentés par des points de suspension, placés entre crochets.</text:p>
      <text:p text:style-name="P61"/>
      <text:p text:style-name="P38"><text:tab/>5. Abréviations</text:p>
      <text:p text:style-name="P28"/>
      <text:p text:style-name="P31"><text:span text:style-name="T61">Les abréviations ne doivent pas être résolues et doivent apparaître comme telles </text:span><text:span text:style-name="T62">pour pouvoir être traités correctement par les transformations XSLT (T3). </text:span></text:p>
      <text:p text:style-name="P14"><text:span text:style-name="T10">Toutefois, dans certains cas ambigus, il peut être préférable de reproduire tel quel un mot abrégé : par e</text:span><text:span text:style-name="T11">xemple « </text:span><text:span text:style-name="Emphasis"><text:span text:style-name="T6">sr » </text:span></text:span><text:span text:style-name="T11">(sieur ou seigneur ?), « </text:span><text:span text:style-name="Emphasis"><text:span text:style-name="T6">monsr » </text:span></text:span><text:span text:style-name="T11">(monsieur ou monseigneur ?), « </text:span><text:span text:style-name="Emphasis"><text:span text:style-name="T6">m</text:span></text:span><text:span text:style-name="Emphasis"><text:span text:style-name="T7">e </text:span></text:span><text:span text:style-name="Emphasis"><text:span text:style-name="T6">» </text:span></text:span><text:span text:style-name="T11">(maître ou messire ?). D'autres abréviations courantes et aisément intelligibles pourront de même être conservées (« </text:span><text:span text:style-name="Emphasis"><text:span text:style-name="T6">led. », « lad. », « l. » [livre], « s. » [sol], « d. »[denier]</text:span></text:span><text:span text:style-name="T11">). </text:span></text:p>
      <text:p text:style-name="P25"/>
      <text:p text:style-name="P26">Abréviations les plus courantes</text:p>
      <text:list xml:id="list3859862935" text:style-name="L6">
        <text:list-header>
          <text:p text:style-name="P130"/>
        </text:list-header>
      </text:list>
      <table:table table:name="Tableau2" table:style-name="Tableau2">
        <table:table-column table:style-name="Tableau2.A" table:number-columns-repeated="3"/>
        <table:table-row>
          <table:table-cell table:style-name="Tableau2.A1" office:value-type="string">
            <text:p text:style-name="P110">Dans le texte transcrit par les entreprises</text:p>
          </table:table-cell>
          <table:table-cell table:style-name="Tableau2.A1" office:value-type="string">
            <text:p text:style-name="P116">A remplacer lors de la relecture</text:p>
          </table:table-cell>
          <table:table-cell table:style-name="Tableau2.C1" office:value-type="string">
            <text:p text:style-name="P110"><text:span text:style-name="T79">Résolutions</text:span> dans les transformations (T3)</text:p>
          </table:table-cell>
        </table:table-row>
        <table:table-row>
          <table:table-cell table:style-name="Tableau2.A2" office:value-type="string">
            <text:p text:style-name="P108">(e1)</text:p>
          </table:table-cell>
          <table:table-cell table:style-name="Tableau2.A2" office:value-type="string">
            <text:p text:style-name="P77"><text:span text:style-name="Police_20_par_20_défaut"><text:span text:style-name="T20">ẽ</text:span></text:span></text:p>
          </table:table-cell>
          <table:table-cell table:style-name="Tableau2.C2" office:value-type="string">
            <text:p text:style-name="P106">« <text:span text:style-name="T73">en », « em »</text:span></text:p>
          </table:table-cell>
        </table:table-row>
        <table:table-row>
          <table:table-cell table:style-name="Tableau2.A2" office:value-type="string">
            <text:p text:style-name="P108">(o1)</text:p>
          </table:table-cell>
          <table:table-cell table:style-name="Tableau2.A2" office:value-type="string">
            <text:p text:style-name="P78"><text:span text:style-name="Police_20_par_20_défaut"><text:span text:style-name="T20">õ</text:span></text:span></text:p>
          </table:table-cell>
          <table:table-cell table:style-name="Tableau2.C2" office:value-type="string">
            <text:p text:style-name="P107">« <text:span text:style-name="T73">on », « om »</text:span></text:p>
          </table:table-cell>
        </table:table-row>
        <table:table-row>
          <table:table-cell table:style-name="Tableau2.A2" office:value-type="string">
            <text:p text:style-name="P108">(u1)</text:p>
          </table:table-cell>
          <table:table-cell table:style-name="Tableau2.A2" office:value-type="string">
            <text:p text:style-name="P78"><text:span text:style-name="Police_20_par_20_défaut"><text:span text:style-name="T20">ũ</text:span></text:span></text:p>
          </table:table-cell>
          <table:table-cell table:style-name="Tableau2.C2" office:value-type="string">
            <text:p text:style-name="P107">« <text:span text:style-name="T73">un », « um »</text:span></text:p>
          </table:table-cell>
        </table:table-row>
        <table:table-row>
          <table:table-cell table:style-name="Tableau2.A2" office:value-type="string">
            <text:p text:style-name="P108">(a1)</text:p>
          </table:table-cell>
          <table:table-cell table:style-name="Tableau2.A2" office:value-type="string">
            <text:p text:style-name="P78"><text:span text:style-name="Police_20_par_20_défaut"><text:span text:style-name="T20">ã</text:span></text:span></text:p>
          </table:table-cell>
          <table:table-cell table:style-name="Tableau2.C2" office:value-type="string">
            <text:p text:style-name="P107">« <text:span text:style-name="T73">an », « am »</text:span></text:p>
          </table:table-cell>
        </table:table-row>
        <table:table-row>
          <table:table-cell table:style-name="Tableau2.A2" office:value-type="string">
            <text:p text:style-name="P108">(i1)</text:p>
          </table:table-cell>
          <table:table-cell table:style-name="Tableau2.A2" office:value-type="string">
            <text:p text:style-name="P105">ĩ</text:p>
          </table:table-cell>
          <table:table-cell table:style-name="Tableau2.C2" office:value-type="string">
            <text:p text:style-name="P107">« <text:span text:style-name="T73">in », « im »</text:span></text:p>
          </table:table-cell>
        </table:table-row>
        <table:table-row>
          <table:table-cell table:style-name="Tableau2.A2" office:value-type="string">
            <text:p text:style-name="P108">(q1)</text:p>
          </table:table-cell>
          <table:table-cell table:style-name="Tableau2.A2" office:value-type="string">
            <text:p text:style-name="P77"><text:span text:style-name="Police_20_par_20_défaut"><text:span text:style-name="T23">q̃</text:span></text:span></text:p>
          </table:table-cell>
          <table:table-cell table:style-name="Tableau2.C2" office:value-type="string">
            <text:p text:style-name="P106">« <text:span text:style-name="T73">que », « qui »</text:span></text:p>
          </table:table-cell>
        </table:table-row>
        <table:table-row>
          <table:table-cell table:style-name="Tableau2.A2" office:value-type="string">
            <text:p text:style-name="P105">(q2)</text:p>
          </table:table-cell>
          <table:table-cell table:style-name="Tableau2.A2" office:value-type="string">
            <text:p text:style-name="P79"><text:span text:style-name="Police_20_par_20_défaut"><text:span text:style-name="T20">qͥ</text:span></text:span></text:p>
          </table:table-cell>
          <table:table-cell table:style-name="Tableau2.C2" office:value-type="string">
            <text:p text:style-name="P106">« <text:span text:style-name="T73">qui » </text:span></text:p>
          </table:table-cell>
        </table:table-row>
        <table:table-row>
          <table:table-cell table:style-name="Tableau2.A2" office:value-type="string">
            <text:p text:style-name="P105">(p1)</text:p>
          </table:table-cell>
          <table:table-cell table:style-name="Tableau2.A2" office:value-type="string">
            <text:p text:style-name="P80"><text:span text:style-name="Police_20_par_20_défaut"><text:span text:style-name="T22">p̃</text:span></text:span></text:p>
          </table:table-cell>
          <table:table-cell table:style-name="Tableau2.C2" office:value-type="string">
            <text:p text:style-name="P106">« <text:span text:style-name="T73">par », « pro », « pre »</text:span></text:p>
          </table:table-cell>
        </table:table-row>
        <table:table-row>
          <table:table-cell table:style-name="Tableau2.A2" office:value-type="string">
            <text:p text:style-name="P108">(p3)</text:p>
          </table:table-cell>
          <table:table-cell table:style-name="Tableau2.A2" office:value-type="string">
            <text:p text:style-name="P77"><text:span text:style-name="Police_20_par_20_défaut"><text:span text:style-name="T21">p</text:span></text:span></text:p>
          </table:table-cell>
          <table:table-cell table:style-name="Tableau2.C2" office:value-type="string">
            <text:p text:style-name="P107">« <text:span text:style-name="T73">par », « pro », « pre »</text:span></text:p>
          </table:table-cell>
        </table:table-row>
        <table:table-row>
          <table:table-cell table:style-name="Tableau2.A2" office:value-type="string">
            <text:p text:style-name="P108">(us)</text:p>
          </table:table-cell>
          <table:table-cell table:style-name="Tableau2.A2" office:value-type="string">
            <text:p text:style-name="P115">9</text:p>
          </table:table-cell>
          <table:table-cell table:style-name="Tableau2.C2" office:value-type="string">
            <text:p text:style-name="P106">« <text:span text:style-name="T73">us »</text:span></text:p>
          </table:table-cell>
        </table:table-row>
        <table:table-row>
          <table:table-cell table:style-name="Tableau2.A2" office:value-type="string">
            <text:p text:style-name="P108">(et)</text:p>
          </table:table-cell>
          <table:table-cell table:style-name="Tableau2.A2" office:value-type="string">
            <text:p text:style-name="P105">&amp;</text:p>
          </table:table-cell>
          <table:table-cell table:style-name="Tableau2.C2" office:value-type="string">
            <text:p text:style-name="P105">« et »</text:p>
          </table:table-cell>
        </table:table-row>
        <table:table-row>
          <table:table-cell table:style-name="Tableau2.A2" office:value-type="string">
            <text:p text:style-name="P109">(et)</text:p>
          </table:table-cell>
          <table:table-cell table:style-name="Tableau2.A2" office:value-type="string">
            <text:p text:style-name="P105"><text:span text:style-name="T67">ꝛ</text:span> </text:p>
          </table:table-cell>
          <table:table-cell table:style-name="Tableau2.C2" office:value-type="string">
            <text:p text:style-name="P105">« et »</text:p>
          </table:table-cell>
        </table:table-row>
        <table:table-row>
          <table:table-cell table:style-name="Tableau2.A2" office:value-type="string">
            <text:p text:style-name="P105">(con)</text:p>
          </table:table-cell>
          <table:table-cell table:style-name="Tableau2.A2" office:value-type="string">
            <text:p text:style-name="P132">ↄ</text:p>
          </table:table-cell>
          <table:table-cell table:style-name="Tableau2.C2" office:value-type="string">
            <text:p text:style-name="P105">« con », « com »</text:p>
          </table:table-cell>
        </table:table-row>
        <text:soft-page-break/>
        <table:table-row>
          <table:table-cell table:style-name="Tableau2.A2" office:value-type="string">
            <text:p text:style-name="P86">(C)</text:p>
          </table:table-cell>
          <table:table-cell table:style-name="Tableau2.A2" office:value-type="string">
            <text:p text:style-name="P79"><text:span text:style-name="Police_20_par_20_défaut"><text:span text:style-name="T13">¶</text:span></text:span></text:p>
          </table:table-cell>
          <table:table-cell table:style-name="Tableau2.C2" office:value-type="string">
            <text:p text:style-name="P86">[alinéa]</text:p>
          </table:table-cell>
        </table:table-row>
      </table:table>
      <text:list xml:id="list121013511799046" text:continue-numbering="true" text:style-name="L6">
        <text:list-header>
          <text:p text:style-name="P101"/>
        </text:list-header>
      </text:list>
      <text:p text:style-name="P21"/>
      <text:p text:style-name="P31"><text:span text:style-name="T58"><text:tab/>6. </text:span><text:span text:style-name="T57">Séparation des mots</text:span></text:p>
      <text:p text:style-name="P131">Les mots agglutinés composés de « très » <text:span text:style-name="T74">(« tres#humble »)</text:span> seront séparés par un dièse <text:span text:style-name="T97">et traités comme espaces dans la version normalisée seulement</text:span>. </text:p>
      <text:p text:style-name="P131"/>
      <text:p text:style-name="P131">Nous ne réunirons pas les locutions, principalement de futurs adverbes et conjonctions, qui sont soudées dans le Français moder<text:span text:style-name="T74">ne, telles</text:span> comme « aussi tôt », « en fin », « long temps », « lors que », « par tout », « sur tout », « tous jours »… </text:p>
      <text:p text:style-name="P22"/>
      <text:p text:style-name="P16"><text:span text:style-name="T36"><text:tab/>7</text:span><text:span text:style-name="T32">. Accentuation</text:span></text:p>
      <text:p text:style-name="P23">En règle générale, nous n’ajouterons pas d’accentuation à moins que son manque, dans certains cas, <text:s/>dénot<text:span text:style-name="T92">e</text:span> avec l’ensemble du texte corrigé : dans ce cas, nous rajouterons <text:span text:style-name="T92">accentuation</text:span> en « typo_reg ». <text:span text:style-name="T92">Par exemple, nous rajouterons un accent aigu sur un participe passé non accentué dans un texte où ils le sont généralement. L’accent circonflexe, utilisé à partir de 1560, ne sera pas rajouté dans les textes antérieur, ni dans ceux postérieur qui utilisent encontre le « s » comme marque d’accentuation (« teste » pur « tête »). </text:span></text:p>
      <text:p text:style-name="P16"/>
      <text:p text:style-name="P24"><text:tab/>8. Autre signes orthographiques</text:p>
      <text:p text:style-name="P15"><text:span text:style-name="T2">Nous n’introduirons ni tréma, ni cédille, ni d’apostrophes pour se conforter à l’usage actuel. Nous conserverons les tréma déjà présents sur certains mots, que l’on ne trouve plus aujourd'hui comme </text:span><text:span text:style-name="T9">« </text:span><text:span text:style-name="Emphasis"><text:span text:style-name="T5">queüe », « veü) ». </text:span></text:span></text:p>
      <text:p text:style-name="P45"/>
      <text:p text:style-name="P32"><text:span text:style-name="T76"><text:tab/></text:span><text:span text:style-name="T77">9</text:span><text:span text:style-name="T76">. Césures et traits d’union</text:span></text:p>
      <text:p text:style-name="P63">Comme nous conservons la mise en page initiale avec ses sauts de ligne, il nous faut gérer les césures. Deux cas se présentent : </text:p>
      <text:p text:style-name="P48"/>
      <text:list xml:id="list2557792777" text:style-name="L7">
        <text:list-item>
          <text:p text:style-name="P125"><text:span text:style-name="T84">Cas n°1</text:span><text:span text:style-name="T81">→</text:span><text:span text:style-name="T85"> si </text:span><text:span text:style-name="T81">le mot est coupé avec un tiret imprimé sur l'édition originale, </text:span><text:span text:style-name="T85">on inscrit la lettre « Ñ », prise en charge par la transformation (T3) </text:span><text:span text:style-name="T87">comme « césure explicite »</text:span><text:span text:style-name="T81">. </text:span></text:p>
          <text:p text:style-name="P125"><text:span text:style-name="T85">De plus, si </text:span><text:span text:style-name="T82">le mot est coupé mais que le tiret appartient à son orthographe propre ("prêt-à-porter"), </text:span><text:span text:style-name="T83">nous n’interférerons pas.</text:span><text:span text:style-name="T82"> </text:span></text:p>
        </text:list-item>
        <text:list-item>
          <text:p text:style-name="P125"><text:span text:style-name="T84">Cas n°2 </text:span><text:span text:style-name="T81">→</text:span><text:span text:style-name="T85"> si </text:span><text:span text:style-name="T81">le mot est coupé mais il n'y a pas de tiret imprimé sur l'édition originale : on met à la place du tiret le caractère</text:span><text:span text:style-name="T86"> « Ĝ » </text:span><text:span text:style-name="T81">qui sera traités comme « césure implicite » dans la transformation</text:span><text:span text:style-name="T84">.</text:span></text:p>
        </text:list-item>
      </text:list>
      <text:p text:style-name="P87"><text:soft-page-break/>Nous conservons la même logique pour les césures sur deux pages. </text:p>
      <text:p text:style-name="P40"/>
      <text:p text:style-name="P127"><text:tab/>10. Ponctuation, majuscules et minuscules</text:p>
      <text:p text:style-name="P30"/>
      <text:p text:style-name="P33"><text:span text:style-name="T53">Nous ne tiendrons pas compte des règles actuelles et respecterons la pratique du scribe, </text:span><text:span text:style-name="T54">sans changer la ponctuation. Nous normaliserons néanmoins les espaces avant et après chaque signe de ponctuation </text:span><text:span text:style-name="T55">(espaces insécable</text:span><text:span text:style-name="T56">s</text:span><text:span text:style-name="T55"> </text:span><text:span text:style-name="T56">avant l</text:span><text:span text:style-name="T55">es deux point «  : », pour les points-virgules « ; » et les points exclamations et d'interrogation, espace</text:span><text:span text:style-name="T56">s simples</text:span><text:span text:style-name="T55"> après les virgule et les points). </text:span></text:p>
      <text:p text:style-name="P20"/>
      <text:p text:style-name="P20">Nous conserverons les majuscules et minuscules telles qu’elles apparaissent, sans les corriger selon l’usage moderne. Par exemple, on gardera « Pierre faifeu ». </text:p>
      <text:p text:style-name="P20">→<text:span text:style-name="T93"> voir le document « faceties-guide_des_styles » pour de plus amples informations sur le stylage des majuscules.</text:span></text:p>
      <text:p text:style-name="P20"><text:tab/></text:p>
      <text:p text:style-name="P29"><text:tab/>11. Alinéas</text:p>
      <text:p text:style-name="P18"/>
      <text:p text:style-name="P43">Pour les alinéas présents dans le texte d’origine et que l’on souhaite conserv<text:span text:style-name="T78">er</text:span> par la suite, nous inscrirons « (D) » qui sera traité dans la transformation. Nous n’ajouterons pas d’autres alinéas pour aérer le texte. </text:p>
      <text:p text:style-name="P42">Pour les pied-de-mouche, nous inscrirons « (C) » qui seront traités, dans la transformation, avec un « choice ». </text:p>
      <text:p text:style-name="P44"/>
      <text:p text:style-name="P44"><text:tab/>12. Autres particularités (images, ornements, lettrines, fleurons et pieds de mouches)</text:p>
      <text:list xml:id="list99169135" text:style-name="L8">
        <text:list-header>
          <text:p text:style-name="P122"/>
        </text:list-header>
        <text:list-item>
          <text:p text:style-name="P123"><text:span text:style-name="T33">Image </text:span><text:span text:style-name="T40">: indiquer &lt;Image&gt; et insérer à la suite des sauts de paragraphe configurés en « corps de texte » pour rendre compte à peu près de la place occupée par cette image sur la page.</text:span></text:p>
        </text:list-item>
      </text:list>
      <text:p text:style-name="P58"/>
      <text:list xml:id="list121014760493135" text:continue-numbering="true" text:style-name="L8">
        <text:list-item>
          <text:p text:style-name="P123"><text:span text:style-name="T33">Bandeaux et autres ornements </text:span><text:span text:style-name="T40">: indiquer &lt;Ornement&gt; et insérer à la suite des sauts de paragraphe configurés en « corps de texte » pour rendre compte à peu près de la place occupée par cette image sur la page.</text:span></text:p>
        </text:list-item>
      </text:list>
      <text:p text:style-name="P58"/>
      <text:list xml:id="list121015091485273" text:continue-numbering="true" text:style-name="L8">
        <text:list-item>
          <text:p text:style-name="P123"><text:span text:style-name="T33">Marque d’imprimeur ou de libraire </text:span><text:span text:style-name="T40">: indiquer &lt;Marque&gt; et insérer à la suite des sauts de paragraphe configurés en « corps de texte » pour rendre compte à peu près de la place occupée par cette image sur la page.</text:span></text:p>
          <text:p text:style-name="P128"><text:soft-page-break/><text:span text:style-name="Police_20_par_20_défaut"><text:span text:style-name="T18">Culs de lampe : </text:span></text:span><text:span text:style-name="Police_20_par_20_défaut"><text:span text:style-name="T16">ils doivent être faits manuellement, à l'aide d'espaces insécables (sur </text:span></text:span><text:span text:style-name="Police_20_par_20_défaut"><text:span text:style-name="T18">mac</text:span></text:span><text:span text:style-name="Police_20_par_20_défaut"><text:span text:style-name="T16"> : alt+espace, sur </text:span></text:span><text:span text:style-name="Police_20_par_20_défaut"><text:span text:style-name="T18">pc </text:span></text:span><text:span text:style-name="Police_20_par_20_défaut"><text:span text:style-name="T16">: ctrl+maj+espace).</text:span></text:span></text:p>
        </text:list-item>
      </text:list>
      <text:list xml:id="list179968896" text:style-name="L9">
        <text:list-item>
          <text:p text:style-name="P129"><text:span text:style-name="T24">Fleuron</text:span><text:span text:style-name="T25"> : </text:span><text:span text:style-name="T26">les fleurons seront indiéques en « hedera » (</text:span><text:span text:style-name="Police_20_par_20_défaut"><text:span text:style-name="T27">❧</text:span></text:span><text:span text:style-name="Police_20_par_20_défaut"><text:span text:style-name="T19">)</text:span></text:span><text:span text:style-name="T26"> et stylés en typo_orig</text:span></text:p>
        </text:list-item>
        <text:list-item>
          <text:p text:style-name="P124"><text:span text:style-name="T34">Lettrines </text:span><text:span text:style-name="T78">: indiquer les lettrines et les styles selon le nombre de lignes sur lesquelles elles courent, tout en étant mise en lettrine dans format &gt; paragraphe &gt; lettrine &gt; afficher les lettrines </text:span></text:p>
        </text:list-item>
      </text:list>
      <text:p text:style-name="P60"><text:tab/>(voir « faceties_styles.odt)</text:p>
      <text:p text:style-name="P64"/>
      <text:p text:style-name="P62"><text:tab/>13. Indexation </text:p>
      <text:p text:style-name="P51"/>
      <text:p text:style-name="P65">Nous inscrirons les informations relatif au recueil (comme le titre, l’auteur, etc.) en haut de page, dans le style paragraphe &lt;term&gt;. Nous ferons alors figurés les informations suivantes dans ce style, en veillant à bien faire précéder les deux-points par des espaces insécables.  : </text:p>
      <text:list xml:id="list2972975541" text:style-name="L10">
        <text:list-item>
          <text:p text:style-name="P88"><text:span text:style-name="T33">title</text:span> (titre <text:span text:style-name="T71">modernisé </text:span>de l’œuvre)</text:p>
        </text:list-item>
        <text:list-item>
          <text:p text:style-name="P88"><text:span text:style-name="T33">author</text:span> (auteur de l’œuvre si connu, ou « <text:span text:style-name="T94">A</text:span>nonyme » dans le cas contraire)</text:p>
        </text:list-item>
        <text:list-item>
          <text:p text:style-name="P88"><text:span text:style-name="T33">publisher</text:span> (« Sorbonne Université LABEX OBVIL »)</text:p>
        </text:list-item>
        <text:list-item>
          <text:p text:style-name="P88"><text:span text:style-name="T33">issued</text:span> (date de publication – « 2019 »)</text:p>
        </text:list-item>
        <text:list-item>
          <text:p text:style-name="P89"><text:span text:style-name="T33">idno</text:span> </text:p>
          <text:p text:style-name="P89">→ modifier la fin de l'adresse en remplaçant l'auteur, le titre et la date de création initiale :</text:p>
          <text:p text:style-name="P99"><text:a xlink:type="simple" xlink:href="http://obvil.sorbonne-universite.site/corpus/faceties/author_title_created" text:style-name="Internet_20_link" text:visited-style-name="Visited_20_Internet_20_Link"><text:span text:style-name="T25">http://obvil.sorbonne-universite.site/corpus/faceties/</text:span></text:a><text:a xlink:type="simple" xlink:href="http://obvil.sorbonne-universite.site/corpus/faceties/author_title_created" text:style-name="Internet_20_link" text:visited-style-name="Visited_20_Internet_20_Link"><text:span text:style-name="T24">author_title_created</text:span></text:a></text:p>
        </text:list-item>
        <text:list-item>
          <text:p text:style-name="P90"><text:span text:style-name="T37">source</text:span><text:span text:style-name="T42"> </text:span></text:p>
          <text:p text:style-name="P92">→ pour retrouver <text:span text:style-name="T94">l’œuvre</text:span>, faire figurer <text:span text:style-name="T94">les informations qui suivent, juxtaposées:</text:span></text:p>
          <text:list>
            <text:list-header>
              <text:p text:style-name="P92">- l'auteur</text:p>
              <text:p text:style-name="P92">- le titre</text:p>
              <text:p text:style-name="P92">- le lieu de publication</text:p>
              <text:p text:style-name="P92">- le nom de l'imprimeur</text:p>
              <text:p text:style-name="P92">- le date de création</text:p>
              <text:p text:style-name="P93">- le lieu où se trouve l'ouvrage (« Bibliothèque du château de Chantilly, Cabinet des livres »)</text:p>
              <text:p text:style-name="P94">- la c<text:span text:style-name="T94">o</text:span>te <text:span text:style-name="T94">(en minuscule)</text:span></text:p>
            </text:list-header>
          </text:list>
        </text:list-item>
        <text:list-item>
          <text:p text:style-name="P91"><text:span text:style-name="T38">created</text:span><text:span text:style-name="T43"> <text:s/>(date de création de l’ouvrage)</text:span></text:p>
        </text:list-item>
        <text:list-item>
          <text:p text:style-name="P95"><text:span text:style-name="T37">langue</text:span><text:span text:style-name="T42"> (langue du document : « </text:span><text:span text:style-name="T44">frm</text:span><text:span text:style-name="T42"> » </text:span><text:span text:style-name="T44">pour le « moyen français »</text:span><text:span text:style-name="T42"> pour la plupart des ouvrages du corpus facéties)</text:span></text:p>
        </text:list-item>
        <text:list-item>
          <text:p text:style-name="P95"><text:span text:style-name="T37">indexation des lieux et des p</text:span><text:span text:style-name="T39">e</text:span><text:span text:style-name="T37">rsonnages</text:span><text:span text:style-name="T42"> (ne pas renseigner dans la relecture du texte)</text:span></text:p>
          <text:p text:style-name="P95"><text:span text:style-name="T42">De plus, nous avons pris en compte les informations concernant l’indexation des lieux et des personnages des nouvelles (qui ne sont pas présentes dans le flux du texte) dans le style &lt;term&gt;. Nous ne renseignerons pas ces catégories pour le moment, </text:span><text:span text:style-name="T45">par manque de temps. </text:span></text:p>
        </text:list-item>
      </text:list>
      <text:p text:style-name="P2"/>
      <text:p text:style-name="P3"><text:soft-page-break/><text:span text:style-name="T51">De plus, </text:span><text:span text:style-name="T50">la mention de la ou des source(s) doit s’arrêter là où l’interprétation commence. On ne mentionne pas les emprunts de motifs ou de canevas. Cette entrée vaut donc spécialement pour les recueils traduits (référence au texte originel) et pour les anthologies.</text:span></text:p>
      <text:p text:style-name="P1"/>
      <text:p text:style-name="P4"/>
      <text:p text:style-name="Standard"><text:span text:style-name="T95">title : </text:span><text:span text:style-name="T96">Le recueil des hystoires des repeus franches</text:span></text:p>
      <text:p text:style-name="Standard">author : <text:span text:style-name="T68">An</text:span><text:span text:style-name="T69">on</text:span><text:span text:style-name="T68">yme</text:span></text:p>
      <text:p text:style-name="Standard">publisher : <text:s/>Sorbonne Université LABEX OBVIL</text:p>
      <text:p text:style-name="Standard">issued : 2019</text:p>
      <text:p text:style-name="Standard">idno : idno : http://http://obvil.sorbonne-universite.site/corpus/faceties/<text:span text:style-name="T68">anonyme_le-receuil-des-hystoires-des-repeus-franches</text:span></text:p>
      <text:p text:style-name="Standard">source : <text:span text:style-name="T68">Anonyme, Le recueil des hystoires des repeus franches, Paris, Denis Meslier, 1490, Bibliothèque du château de Chantilly, Cabinet des livres, III-F-019.</text:span></text:p>
      <text:p text:style-name="Standard">created : <text:span text:style-name="T68">1549</text:span></text:p>
      <text:p text:style-name="Standard">langue : <text:span text:style-name="T69">frm</text:span></text:p>
      <text:p text:style-name="Standard">lieu : [premier lieu où se passe la narration]</text:p>
      <text:p text:style-name="Standard"><text:span text:style-name="T3">lieu : [deuxième lieu </text:span><text:span text:style-name="Police_20_par_20_défaut"><text:span text:style-name="T4">etc</text:span></text:span><text:span text:style-name="Police_20_par_20_défaut"><text:span text:style-name="T8">.</text:span></text:span><text:span text:style-name="T3">]</text:span></text:p>
      <text:p text:style-name="Standard">personnage : [premier personnage, soit nom + fonction, soit nom, soit fonction (drapière, bourgeois, curé)]</text:p>
      <text:p text:style-name="Standard">personnage : [deuxième personnage, etc.]</text:p>
      <text:p text:style-name="P69"/>
      <text:p text:style-name="P9">image</text:p>
      <text:p text:style-name="P72">on copie-colle le lien vers l'image en ligne. </text:p>
      <text:p text:style-name="P72"/>
      <text:p text:style-name="P73"><text:span text:style-name="T63"> </text:span><text:span text:style-name="T64">Pour l'instant, il n'y a pas d'image en ligne : inscrire dans la zone le n° de l'image correspondante : 00001, 00002, </text:span><text:span text:style-name="T65">etc</text:span><text:span text:style-name="T64"> (c'est une partie du nom du fichier image, ou, sur les fichiers pdf, le numéro de la vue correspondante).</text:span></text:p>
      <text:p text:style-name="P41"/>
      <text:p text:style-name="P50"/>
      <text:p text:style-name="P5">espacement</text:p>
      <text:p text:style-name="P10"/>
      <text:p text:style-name="P74"><text:span text:style-name="T33">Conservation des sauts de ligne</text:span>, avec un saut de paragraphe (touche entrée à chaque fin de ligne).</text:p>
      <text:p text:style-name="P70"/>
      <text:p text:style-name="P75">Les espaces plus grands entre paragraphes ou entre titres et paragraphes<text:span text:style-name="T40"> devront être faits manuellement par des sauts de paragraphe (touche entrée).</text:span></text:p>
      <text:p text:style-name="P75">Les espaces significativement plus grands à l'intérieur d'une même ligne<text:span text:style-name="T40"> devront être imités par des espaces insécables.</text:span></text:p>
      <text:p text:style-name="P71"/>
      <text:p text:style-name="P70"/>
      <text:p text:style-name="P75"><text:span text:style-name="T40">&gt; On évitera de toucher aux commandes manuelles (hauteur des caractères, espacements, etc.), à l’</text:span>exception de la casse (maj, petites majuscules)<text:span text:style-name="T40">, et des </text:span>procédés de soulignement (gras et italiques).</text:p>
      <text:p text:style-name="P66"><text:soft-page-break/>&gt; Possibilité de configurer les styles pour se rapprocher de la mise en page originale (centrer ou aligner à gauche un titre par exemple)</text:p>
      <text:p text:style-name="P66"/>
      <text:p text:style-name="P68">structure du document</text:p>
      <text:p text:style-name="P66"/>
      <text:p text:style-name="P7"><text:tab/>a. Pour le frontispice</text:p>
      <text:p text:style-name="P8"/>
      <text:p text:style-name="P11"><text:span text:style-name="T88">→ insérer la balise ouvrante </text:span><text:span text:style-name="T89">&lt;front&gt;</text:span><text:span text:style-name="T88"> au début de la page de garde, et la balise fermante </text:span><text:span text:style-name="T90">&lt;/front&gt;</text:span><text:span text:style-name="T89"> </text:span><text:span text:style-name="T88">en fin de page pour permettre la hiérarchisation des parties traités dans les transformations XSLT (T3). Ne pas lui apposer un style (</text:span><text:span text:style-name="T89">style paragraphe : Normal</text:span><text:span text:style-name="T88">, </text:span><text:span text:style-name="T89">style caractère : Standard</text:span><text:span text:style-name="T88">)</text:span></text:p>
      <text:p text:style-name="P8"/>
      <text:p text:style-name="P7"/>
      <text:h text:style-name="P104" text:outline-level="1"/>
      <text:p text:style-name="P74">Adresse bibliographique : &lt;Pagedetitre_adbib&gt; </text:p>
      <text:p text:style-name="P74">Il faudra certainement configurer l’alignement ou centrement du texte, l’espacement avant/après (éviter les sauts de paragraphe manuels), la police et la casse.</text:p>
      <text:p text:style-name="P74">→<text:span text:style-name="T91"> configurer le style </text:span><text:span text:style-name="T35">titre1 </text:span><text:span text:style-name="T91">en fonction du volume : </text:span></text:p>
      <text:p text:style-name="P74">- <text:span text:style-name="T91">si tous les titres de nouvelles sont centrés : sélectionner « centrer le texte » dans la configuration du style</text:span></text:p>
      <text:p text:style-name="P67">- si certains titres de nouvelles sont centrés et d’autres non : sélectionner « centrer le texte » manuellement pour ces titres</text:p>
      <text:p text:style-name="P67"/>
      <text:p text:style-name="P6"/>
      <text:list xml:id="list895000335" text:style-name="L11">
        <text:list-item>
          <text:p text:style-name="P96">titre plus petit que les autres ? Avec lettrine en 2</text:p>
        </text:list-item>
      </text:list>
      <text:p text:style-name="P97">Nous ferons passer les textes et les paraetextes dans les transformations dans l’ordre suivant; </text:p>
      <text:p text:style-name="P97"/>
      <text:p text:style-name="P98">la hierachication</text:p>
      <table:table table:name="Tableau1" table:style-name="Tableau1">
        <table:table-column table:style-name="Tableau1.A" table:number-columns-repeated="3"/>
        <table:table-row>
          <table:table-cell table:style-name="Tableau1.A1" office:value-type="string">
            <text:p text:style-name="P111"/>
          </table:table-cell>
          <table:table-cell table:style-name="Tableau1.A1" office:value-type="string">
            <text:p text:style-name="P111"/>
          </table:table-cell>
          <table:table-cell table:style-name="Tableau1.C1" office:value-type="string">
            <text:p text:style-name="P111"/>
          </table:table-cell>
        </table:table-row>
        <table:table-row>
          <table:table-cell table:style-name="Tableau1.A2" table:number-columns-spanned="3" office:value-type="string">
            <text:p text:style-name="P113">metadonnées</text:p>
          </table:table-cell>
          <table:covered-table-cell/>
          <table:covered-table-cell/>
        </table:table-row>
        <table:table-row>
          <table:table-cell table:style-name="Tableau1.A3" office:value-type="string">
            <text:p text:style-name="P100"><text:span text:style-name="T99">&lt;_3c_term_3e_&gt;</text:span></text:p>
          </table:table-cell>
          <table:table-cell table:style-name="Tableau1.A3" office:value-type="string">
            <text:p text:style-name="P100"><text:span text:style-name="T100">regroupement dans &lt;meta&gt;</text:span></text:p>
            <text:p text:style-name="P100"/>
          </table:table-cell>
          <table:table-cell table:style-name="Tableau1.A2" office:value-type="string">
            <text:p text:style-name="P100"><text:span text:style-name="T100">&lt;teiHeader&gt;</text:span></text:p>
            <text:p text:style-name="P100"/>
          </table:table-cell>
        </table:table-row>
        <table:table-row>
          <table:table-cell table:style-name="Tableau1.A2" table:number-columns-spanned="3" office:value-type="string">
            <text:p text:style-name="P112">Front (page de garde)</text:p>
          </table:table-cell>
          <table:covered-table-cell/>
          <table:covered-table-cell/>
        </table:table-row>
        <table:table-row>
          <table:table-cell table:style-name="Tableau1.A3" office:value-type="string">
            <text:p text:style-name="P100"><text:span text:style-name="T100">&lt;front&gt;</text:span></text:p>
            <text:p text:style-name="P100"/>
          </table:table-cell>
          <table:table-cell table:style-name="Tableau1.A3" office:value-type="string">
            <text:p text:style-name="P111"/>
          </table:table-cell>
          <table:table-cell table:style-name="Tableau1.A2" office:value-type="string">
            <text:p text:style-name="P111"/>
          </table:table-cell>
        </table:table-row>
        <table:table-row>
          <table:table-cell table:style-name="Tableau1.A3" office:value-type="string">
            <text:p text:style-name="P100"><text:span text:style-name="T100">&lt;_3c_Pagedetitre_5f_titre_3e_&gt;</text:span></text:p>
            <text:p text:style-name="P100"/>
          </table:table-cell>
          <table:table-cell table:style-name="Tableau1.A3" office:value-type="string">
            <text:p text:style-name="P111"/>
          </table:table-cell>
          <table:table-cell table:style-name="Tableau1.A2" office:value-type="string">
            <text:p text:style-name="P111"/>
          </table:table-cell>
        </table:table-row>
        <table:table-row>
          <table:table-cell table:style-name="Tableau1.A3" office:value-type="string">
            <text:p text:style-name="P111"/>
          </table:table-cell>
          <table:table-cell table:style-name="Tableau1.A3" office:value-type="string">
            <text:p text:style-name="P111"/>
          </table:table-cell>
          <table:table-cell table:style-name="Tableau1.A2" office:value-type="string">
            <text:p text:style-name="P111"/>
          </table:table-cell>
        </table:table-row>
      </table:table>
      <text:p text:style-name="P98"><text:span text:style-name="T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CartaNovaTexte" svg:font-family="CartaNovaTexte, serif"/>
    <style:font-face style:name="Wingdings" svg:font-family="Wingdings"/>
    <style:font-face style:name="sans-serif" svg:font-family="sans-serif"/>
    <style:font-face style:name="Arial1" svg:font-family="Arial" style:font-family-generic="swiss"/>
    <style:font-face style:name="MS Mincho" svg:font-family="'MS Mincho'" style:font-family-generic="modern" style:font-pitch="fixed"/>
    <style:font-face style:name="Goudy Old Style" svg:font-family="'Goudy Old Style'"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6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text-align="center" style:justify-single-word="false" fo:background-color="transparent"/>
      <style:text-properties fo:color="#330099" style:font-name="Goudy Old Style" fo:font-family="'Goudy Old Style'" style:font-pitch="variable" fo:font-size="115%" fo:font-weight="bold" style:font-size-asian="130%" style:font-weight-asian="bold" style:font-size-complex="130%" style:font-weight-complex="normal"/>
    </style:style>
    <style:style style:name="Table_20_Contents" style:display-name="Table Contents" style:family="paragraph" style:parent-style-name="Standard" style:class="extra">
      <style:paragraph-properties text:number-lines="false" text:line-number="0"/>
    </style:style>
    <style:style style:name="term" style:family="paragraph" style:parent-style-name="Standard">
      <loext:graphic-properties draw:fill="solid" draw:fill-color="#dddddd" draw:opacity="100%"/>
      <style:paragraph-properties fo:background-color="#dddddd" fo:padding="0.049cm" fo:border="0.06pt solid #000000" style:shadow="none"/>
      <style:text-properties style:font-name="Arial Unicode MS" fo:font-family="'Arial Unicode MS'" style:font-style-name="Normal" style:font-family-generic="swiss" style:font-pitch="variable" fo:font-size="11pt" style:font-size-asian="10.5pt"/>
    </style:style>
    <style:style style:name="Normal" style:family="paragraph">
      <style:paragraph-properties fo:hyphenation-ladder-count="no-limit"/>
      <style:text-properties fo:hyphenate="false" fo:hyphenation-remain-char-count="2" fo:hyphenation-push-char-count="2"/>
    </style:style>
    <style:style style:name="_3c_figure_3e_" style:display-name="&lt;figure&gt;" style:family="paragraph" style:hidden="true" style:parent-style-name="Normal">
      <style:paragraph-properties fo:margin-top="0cm" fo:margin-bottom="0cm" loext:contextual-spacing="false" fo:line-height="100%" fo:text-align="center" style:justify-single-word="false" fo:hyphenation-ladder-count="no-limit"/>
      <style:text-properties fo:color="#ff0000" fo:hyphenate="false" fo:hyphenation-remain-char-count="2" fo:hyphenation-push-char-count="2"/>
    </style:style>
    <style:style style:name="Title" style:family="paragraph" style:parent-style-name="Heading" style:next-style-name="Text_20_body" style:class="chapter" style:master-page-name="">
      <style:paragraph-properties fo:text-align="center" style:justify-single-word="false" style:page-number="auto">
        <style:tab-stops/>
      </style:paragraph-properties>
      <style:text-properties style:font-name="Goudy Old Style" fo:font-family="'Goudy Old Style'" style:font-pitch="variable" fo:font-size="18pt" fo:font-weight="bold" style:font-size-asian="28pt" style:font-weight-asian="bold" style:font-size-complex="28pt" style:font-weight-complex="normal"/>
    </style:style>
    <style:style style:name="_3c_Pagedetitre_5f_titre_3e_" style:display-name="&lt;Pagedetitre_titre&gt;" style:family="paragraph" style:hidden="true" style:parent-style-name="Text_20_body">
      <loext:graphic-properties draw:fill="none" draw:fill-color="#9999ff"/>
      <style:paragraph-properties fo:text-align="center" style:justify-single-word="false" fo:hyphenation-ladder-count="no-limit" fo:background-color="transparent" style:border-line-width-left="0.053cm 0.004cm 0.026cm" style:border-line-width-right="0.053cm 0.004cm 0.026cm" fo:padding="0.101cm" fo:border-left="2.35pt double #00a933" fo:border-right="2.35pt double #00a933" fo:border-top="none" fo:border-bottom="none"/>
      <style:text-properties fo:font-size="32pt" fo:background-color="transparent" style:font-size-asian="32pt" style:font-size-complex="32pt" fo:hyphenate="false" fo:hyphenation-remain-char-count="2" fo:hyphenation-push-char-count="2"/>
    </style:style>
    <style:style style:name="Heading_20_3" style:display-name="Heading 3" style:family="paragraph" style:parent-style-name="Normal" style:next-style-name="Normal" style:default-outline-level="3" style:class="text" style:master-page-name="">
      <style:paragraph-properties fo:margin-left="0.499cm" fo:margin-right="0cm" fo:margin-top="0.353cm" fo:margin-bottom="0cm" loext:contextual-spacing="false" fo:text-align="start" style:justify-single-word="false" fo:keep-together="always" fo:orphans="0" fo:widows="0" fo:hyphenation-ladder-count="no-limit" fo:text-indent="0cm" style:auto-text-indent="false" style:page-number="auto" fo:keep-with-next="always"/>
      <style:text-properties fo:color="#000000" style:font-name="Cambria" fo:font-family="Cambria" style:font-family-generic="roman" style:font-pitch="variable" style:font-name-asian="Times New Roman" style:font-family-asian="'Times New Roman'" style:font-family-generic-asian="roman" style:font-pitch-asian="variable" style:font-weight-complex="bold" fo:hyphenate="false" fo:hyphenation-remain-char-count="2" fo:hyphenation-push-char-count="2"/>
    </style:style>
    <style:style style:name="_3c_l_3e_" style:display-name="&lt;l&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border-line-width-left="0.004cm 0.004cm 0.004cm" fo:padding-left="0.199cm" fo:padding-right="0.199cm" fo:padding-top="0.101cm" fo:padding-bottom="0.101cm" fo:border-left="0.31pt double #ff8000" fo:border-right="none" fo:border-top="none" fo:border-bottom="non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_3c_p_3e_" style:display-name="&lt;p&gt;" style:family="paragraph" style:hidden="true" style:parent-style-name="Normal">
      <style:paragraph-properties fo:hyphenation-ladder-count="no-limit" style:border-line-width-left="0.004cm 0.004cm 0.004cm" fo:padding-left="0.199cm" fo:padding-right="0.199cm" fo:padding-top="0.101cm" fo:padding-bottom="0.101cm" fo:border-left="0.31pt double #d62e4e" fo:border-right="none" fo:border-top="none" fo:border-bottom="none"/>
      <style:text-properties style:font-name="Times New Roman" fo:font-family="'Times New Roman'" style:font-family-generic="roman" style:font-pitch="variable" fo:hyphenate="false" fo:hyphenation-remain-char-count="2" fo:hyphenation-push-char-count="2"/>
    </style:style>
    <style:style style:name="_3c_speaker_3e_" style:display-name="&lt;speaker&gt;" style:family="paragraph" style:hidden="true" style:parent-style-name="Normal">
      <style:paragraph-properties fo:margin-left="0.42cm" fo:margin-right="0cm" fo:margin-top="0cm" fo:margin-bottom="0cm" loext:contextual-spacing="false" fo:line-height="100%" fo:hyphenation-ladder-count="no-limit" fo:text-indent="-0.42cm" style:auto-text-indent="false">
        <style:tab-stops/>
      </style:paragraph-properties>
      <style:text-properties style:font-name="Times New Roman" fo:font-family="'Times New Roman'" style:font-family-generic="roman" style:font-pitch="variable" fo:font-size="12pt" style:font-size-asian="12pt"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parent-style-name="Police_20_par_20_défaut">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Drop_20_Caps" style:display-name="Drop Caps" style:family="text">
      <style:text-properties fo:color="#ffffff" fo:font-size="200%" fo:background-color="#330066" style:font-size-asian="10.5pt"/>
    </style:style>
    <style:style style:name="typo_5f_petite_5f_majuscule" style:display-name="typo_petite_majuscule" style:family="text">
      <style:text-properties fo:font-variant="small-caps" fo:color="#158466" style:text-underline-style="solid" style:text-underline-width="auto" style:text-underline-color="font-color" fo:font-weight="bold" fo:background-color="transparent"/>
    </style:style>
    <style:style style:name="_3c_lang-lat_3e_" style:display-name="&lt;lang-lat&gt;" style:family="text">
      <style:text-properties fo:color="#006600" style:font-size-asian="10.5pt"/>
    </style:style>
    <style:style style:name="_3c_lang-ita_3e_" style:display-name="&lt;lang-ita&gt;" style:family="text">
      <style:text-properties fo:color="#0000cc" style:font-size-asian="10.5pt"/>
    </style:style>
    <style:style style:name="typo_5f_majuscule" style:display-name="typo_majuscule" style:family="text">
      <style:text-properties fo:text-transform="uppercase" fo:color="#861141" fo:font-weight="bold" fo:background-color="#ffffff"/>
    </style:style>
    <style:style style:name="typo_5f_italique" style:display-name="typo_italique" style:family="text">
      <style:text-properties fo:color="#55308d" fo:font-style="normal" style:text-underline-style="solid" style:text-underline-width="auto" style:text-underline-color="font-color" fo:font-weight="bold" fo:background-color="transparent" style:text-overline-style="none" style:text-overline-color="font-color"/>
    </style:style>
    <style:style style:name="Majuscule" style:family="text">
      <style:text-properties fo:text-transform="uppercase" fo:background-color="#ffff99"/>
    </style:style>
    <style:style style:name="PetiteMajuscule" style:family="text">
      <style:text-properties fo:font-variant="small-caps" fo:background-color="#99ffff"/>
    </style:style>
    <style:style style:name="erreurTypo" style:family="text">
      <style:text-properties fo:background-color="#9900ff"/>
    </style:style>
    <style:style style:name="correctionTypo" style:family="text">
      <style:text-properties fo:background-color="#99ffff"/>
    </style:style>
    <style:style style:name="lettrine2" style:family="text">
      <style:text-properties fo:color="#ffff00" fo:font-style="normal" fo:font-weight="bold" fo:background-color="#ffffff"/>
    </style:style>
    <style:style style:name="lettrine3" style:family="text" style:parent-style-name="Police_20_par_20_défaut">
      <style:text-properties fo:color="#ffbf00" fo:font-weight="bold" fo:background-color="#ffffff"/>
    </style:style>
    <style:style style:name="orig" style:family="text">
      <style:text-properties fo:background-color="#ff33ff"/>
    </style:style>
    <style:style style:name="reg" style:family="text" style:parent-style-name="orig">
      <style:text-properties fo:background-color="#ff0066"/>
    </style:style>
    <style:style style:name="lettrine4" style:family="text" style:parent-style-name="reg">
      <style:text-properties fo:color="#ff8000" fo:font-weight="bold" fo:background-color="#ffffff"/>
    </style:style>
    <style:style style:name="lettrine5" style:family="text">
      <style:text-properties fo:color="#ff4000" fo:font-weight="bold" fo:background-color="#ffffff"/>
    </style:style>
    <style:style style:name="lettrine6" style:family="text" style:parent-style-name="erreurTypo">
      <style:text-properties fo:color="#ff0000" fo:font-weight="bold" fo:background-color="#ffffff"/>
    </style:style>
    <style:style style:name="lettrine7" style:family="text" style:parent-style-name="lettrine5">
      <style:text-properties fo:color="#bf0041" fo:background-color="#ffffff"/>
    </style:style>
    <style:style style:name="lettrine8" style:family="text" style:parent-style-name="lettrine2">
      <style:text-properties fo:color="#800080" fo:font-weight="bold" fo:background-color="#ffffff"/>
    </style:style>
    <style:style style:name="lettrine9" style:family="text" style:parent-style-name="Police_20_par_20_défaut">
      <style:text-properties fo:color="#55308d" fo:font-weight="bold" fo:background-color="#ffffff"/>
    </style:style>
    <style:style style:name="typo_5f_orig" style:display-name="typo_orig" style:family="text">
      <style:text-properties fo:background-color="#9900ff"/>
    </style:style>
    <style:style style:name="typo_5f_reg" style:display-name="typo_reg" style:family="text">
      <style:text-properties fo:background-color="#99ff99"/>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8:51.832000000</meta:creation-date>
    <dc:date>2019-07-04T12:10:12.566000000</dc:date>
    <meta:editing-duration>PT6H14M40S</meta:editing-duration>
    <meta:editing-cycles>21</meta:editing-cycles>
    <meta:generator>LibreOffice/6.2.4.2$Windows_X86_64 LibreOffice_project/2412653d852ce75f65fbfa83fb7e7b669a126d64</meta:generator>
    <meta:document-statistic meta:table-count="2" meta:image-count="0" meta:object-count="0" meta:page-count="9" meta:paragraph-count="198" meta:word-count="2369" meta:character-count="13744" meta:non-whitespace-character-count="11555"/>
  </office:meta>
</office:document-meta>
</file>